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6">
    </style:style>
    <style:style style:name="P19" style:family="paragraph" style:parent-style-name="Text_20_body" style:list-style-name="L7">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style>
    <style:style style:name="P22" style:family="paragraph" style:parent-style-name="Text_20_body" style:list-style-name="L10">
      <style:paragraph-properties fo:margin-top="0in" fo:margin-bottom="0in"/>
    </style:style>
    <style:style style:name="P23" style:family="paragraph" style:parent-style-name="Text_20_body" style:list-style-name="L11">
    </style:style>
    <style:style style:name="P24" style:family="paragraph" style:parent-style-name="Text_20_body" style:list-style-name="L12">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style>
    <style:style style:name="P42" style:family="paragraph" style:parent-style-name="Text_20_body" style:list-style-name="L14">
      <style:paragraph-properties fo:margin-top="0in" fo:margin-bottom="0in"/>
    </style:style>
    <style:style style:name="P43" style:family="paragraph" style:parent-style-name="Text_20_body" style:list-style-name="L15">
    </style:style>
    <style:style style:name="P44" style:family="paragraph" style:parent-style-name="Text_20_body" style:list-style-name="L16">
    </style:style>
    <style:style style:name="P45" style:family="paragraph" style:parent-style-name="Text_20_body" style:list-style-name="L17">
    </style:style>
    <style:style style:name="P46" style:family="paragraph" style:parent-style-name="Text_20_body" style:list-style-name="L18">
      <style:paragraph-properties fo:margin-top="0in" fo:margin-bottom="0in"/>
    </style:style>
    <style:style style:name="P47" style:family="paragraph" style:parent-style-name="Text_20_body" style:list-style-name="L19">
    </style:style>
    <style:style style:name="P48" style:family="paragraph" style:parent-style-name="Text_20_body" style:list-style-name="L2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27, 2024 (07:1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List four programming languages.</text:p>
        </text:list-item>
        <text:list-item>
          <text:p text:style-name="P1">What is a GUI?</text:p>
        </text:list-item>
        <text:list-item>
          <text:p text:style-name="P1">What is a CLI?</text:p>
        </text:list-item>
        <text:list-item>
          <text:p text:style-name="P1">What, if any, is the difference between a compiler and an assembler?</text:p>
        </text:list-item>
        <text:list-item>
          <text:p text:style-name="P1">Is machine code (or the machine language program) is made of circuits, binary numbers, classes, or compilers?</text:p>
        </text:list-item>
        <text:list-item>
          <text:p text:style-name="P1">Give a specific characteristic of C# compared to other programming languages.</text:p>
        </text:list-item>
        <text:list-item>
          <text:p text:style-name="P1">What happens when the source code you are giving to the compiler has a syntax error?</text:p>
        </text:list-item>
        <text:list-item>
          <text:p text:style-name="P1">Is the C# compiler case-sensitive?</text:p>
        </text:list-item>
        <text:list-item>
          <text:p text:style-name="P1">Suppose I replace every empty space in your source code with two empty spaces. Will your program still compile? Why, or why not?</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Source_Text"><text:span text:style-name="NormalTok">Main</text:span></text:span> special?</text:p>
        </text:list-item>
        <text:list-item>
          <text:p text:style-name="P1">What is the difference between a “rule” and a “convention” in programming language?</text:p>
        </text:list-item>
        <text:list-item>
          <text:p text:style-name="P1">What is a namespace?</text:p>
        </text:list-item>
        <text:list-item>
          <text:p text:style-name="P1">In a C# program, can comments start with <text:span text:style-name="Source_Text"><text:span text:style-name="NormalTok">\\</text:span></text:span> (double backslash) or with <text:span text:style-name="Source_Text"><text:span text:style-name="CommentTok">//</text:span></text:span> (double (forward) slash)? Do they have to end with a <text:span text:style-name="Source_Text"><text:span text:style-name="OperatorTok">;</text:span></text:span> (semicolon)?</text:p>
        </text:list-item>
        <text:list-item>
          <text:p text:style-name="P1">Which of the following, if any, are keywords? <text:span text:style-name="Source_Text"><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span></text:p>
        </text:list-item>
        <text:list-item>
          <text:p text:style-name="P1">Which of the following are programmer-defined names (or identifiers)? <text:span text:style-name="Source_Text"><text:span text:style-name="NormalTok">BankAccount </text:span><text:span text:style-name="KeywordTok">class</text:span><text:span text:style-name="NormalTok"><text:s text:c="1"/>apples </text:span><text:span text:style-name="DataTypeTok">int</text:span><text:span text:style-name="NormalTok"><text:s text:c="1"/>itemPerCapita statement</text:span></text:span></text:p>
        </text:list-item>
        <text:list-item>
          <text:p text:style-name="P1">Why are variables called “variables”?</text:p>
        </text:list-item>
        <text:list-item>
          <text:p text:style-name="P1">What is string interpolation?</text:p>
        </text:list-item>
        <text:list-item>
          <text:p text:style-name="P1">What is the difference, if any, between <text:span text:style-name="Source_Text"><text:span text:style-name="DecValTok">12</text:span></text:span>, and <text:span text:style-name="Source_Text"><text:span text:style-name="StringTok">"12"</text:span></text:span>?</text:p>
        </text:list-item>
        <text:list-item>
          <text:p text:style-name="P1">What is the difference, if any, between the <text:span text:style-name="Source_Text"><text:span text:style-name="NormalTok">WriteLine</text:span></text:span> and <text:span text:style-name="Source_Text"><text:span text:style-name="NormalTok">Write</text:span></text:span> methods?</text:p>
        </text:list-item>
        <text:list-item>
          <text:p text:style-name="P1">Write a statement that would display the following on the screen: <text:span text:style-name="Source_Text"><text:span text:style-name="NormalTok">Hi Mom</text:span><text:span text:style-name="OperatorTok">!</text:span><text:span text:style-name="NormalTok">↵ <text:s text:c="4"/>How are you doing</text:span><text:span text:style-name="OperatorTok">?</text:span></text:span></text:p>
        </text:list-item>
        <text:list-item>
          <text:p text:style-name="P1">Assume we have a variable whose name is <text:span text:style-name="Source_Text"><text:span text:style-name="NormalTok">myVariable</text:span></text:span>, type is <text:span text:style-name="Source_Text"><text:span text:style-name="DataTypeTok">string</text:span></text:span>, and value is <text:span text:style-name="Source_Text"><text:span text:style-name="StringTok">"My message"</text:span></text:span>. What would be displayed on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span></text:p>
        </text:list-item>
        <text:list-item>
          <text:p text:style-name="P1">Assume we have a variable whose name is <text:span text:style-name="Source_Text"><text:span text:style-name="NormalTok">level</text:span></text:span>, whose type is <text:span text:style-name="Source_Text"><text:span text:style-name="DataTypeTok">string</text:span></text:span>, and whose value is <text:span text:style-name="Source_Text"><text:span text:style-name="StringTok">"Easy"</text:span></text:span>. What would be displayed at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span></text:p>
        </text:list-item>
        <text:list-item>
          <text:p text:style-name="P1">Which of the following are correct identifier names? <text:span text:style-name="Source_Text"><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span> Is the name <text:span text:style-name="Source_Text"><text:span text:style-name="NormalTok">myVariable</text:span></text:span> the same as <text:span text:style-name="Source_Text"><text:span text:style-name="NormalTok">myvariable</text:span></text:span>? If not, why?</text:p>
        </text:list-item>
        <text:list-item>
          <text:p text:style-name="P1">Which of the following are correct identifier names? <text:span text:style-name="Source_Text"><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span></text:p>
        </text:list-item>
        <text:list-item>
          <text:p text:style-name="P1">Which of the following are keywords? <text:span text:style-name="Source_Text"><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span></text:p>
        </text:list-item>
        <text:list-item>
          <text:p text:style-name="P1">Which of the following are correct identifier names? <text:span text:style-name="Source_Text"><text:span text:style-name="DecValTok">12</text:span><text:span text:style-name="NormalTok">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span></text:p>
        </text:list-item>
        <text:list-item>
          <text:p text:style-name="P1">Which one(s) of the following, if any, is a correct assignment (assuming that <text:span text:style-name="Source_Text"><text:span text:style-name="NormalTok">variable</text:span></text:span>, <text:span text:style-name="Source_Text"><text:span text:style-name="NormalTok">x</text:span></text:span> and <text:span text:style-name="Source_Text"><text:span text:style-name="NormalTok">apples</text:span></text:span> have been declared as <text:span text:style-name="Source_Text"><text:span text:style-name="DataTypeTok">int</text:span></text:span> variables)? <text:span text:style-name="Source_Text"><text:span text:style-name="DecValTok">5</text:span><text:span text:style-name="NormalTok"><text:s text:c="1"/></text:span><text:span text:style-name="OperatorTok">=&gt;</text:span><text:span text:style-name="NormalTok"><text:s text:c="1"/>variable</text:span><text:span text:style-name="OperatorTok">;</text:span></text:span> <text:span text:style-name="Source_Text"><text:span text:style-name="NormalTok">x</text:span><text:span text:style-name="OperatorTok">=</text:span><text:span text:style-name="DecValTok">5</text:span><text:span text:style-name="OperatorTok">;</text:span></text:span> <text:span text:style-name="Source_Text"><text:span text:style-name="NormalTok">apples</text:span><text:span text:style-name="OperatorTok">=</text:span><text:span text:style-name="NormalTok"><text:s text:c="1"/></text:span><text:span text:style-name="DecValTok">23</text:span></text:span> <text:span text:style-name="Source_Text"><text:span text:style-name="NormalTok">x </text:span><text:span text:style-name="OperatorTok">&lt;=</text:span><text:span text:style-name="NormalTok"><text:s text:c="1"/></text:span><text:span text:style-name="DecValTok">23</text:span><text:span text:style-name="OperatorTok">;</text:span></text:span> <text:span text:style-name="Source_Text"><text:span text:style-name="NormalTok">variable </text:span><text:span text:style-name="OperatorTok">=</text:span><text:span text:style-name="DecValTok">1</text:span><text:span text:style-name="OperatorTok">,</text:span><text:span text:style-name="DecValTok">890</text:span><text:span text:style-name="OperatorTok">;</text:span></text:span></text:p>
        </text:list-item>
        <text:list-item>
          <text:p text:style-name="P1">Write a statement that assigns the value 23 to a variable <text:span text:style-name="Source_Text"><text:span text:style-name="NormalTok">myAge</text:span></text:span> of type <text:span text:style-name="Source_Text"><text:span text:style-name="DataTypeTok">int</text:span></text:span>. You do not need to re-declare that variable.</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Source_Text"><text:span text:style-name="OperatorTok">/</text:span></text:span>  |  a semi-colon <text:span text:style-name="Source_Text"><text:span text:style-name="OperatorTok">;</text:span></text:span>  ].”</text:p>
            </text:list-item>
            <text:list-item>
              <text:p text:style-name="P2">“C# is a [  object-oriented  |  functional ] programming language.”</text:p>
            </text:list-item>
            <text:list-item>
              <text:p text:style-name="P2">“A class is made up of [  a body and a header  |  multiple <text:span text:style-name="Source_Text"><text:span text:style-name="KeywordTok">using</text:span></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reformatted_20_Text">
<text:span text:style-name="CommentTok">// My first attempt.</text:span>
</text:p>
          <text:p text:style-name="Preformatted_20_Text">
<text:span text:style-name="KeywordTok">using</text:span><text:span text:style-name="NormalTok"><text:s text:c="1"/>System</text:span>
</text:p>
          <text:p text:style-name="Preformatted_20_Text">
<text:span text:style-name="KeywordTok">class</text:span><text:span text:style-name="NormalTok"><text:s text:c="1"/>Wel</text:span>
</text:p>
          <text:p text:style-name="Preformatted_20_Text">
<text:span text:style-name="OperatorTok">{</text:span>
</text:p>
          <text:p text:style-name="Preformatted_20_Text">
<text:span text:style-name="NormalTok"><text:s text:c="4"/></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FunctionTok">ConsoleWriteLine</text:span><text:span text:style-name="OperatorTok">(</text:span><text:span text:style-name="StringTok">"Welcome </text:span><text:span text:style-name="SpecialCharTok">\n</text:span><text:span text:style-name="StringTok"><text:s text:c="1"/>to the lab!"</text:span><text:span text:style-name="OperatorTok">);</text:span>
</text:p>
          <text:p text:style-name="Preformatted_20_Text">
<text:span text:style-name="NormalTok"><text:s text:c="4"/></text:span><text:span text:style-name="OperatorTok">}</text:span>
</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4">In C#, what is the “escape character”? Why is it useful?</text:p>
        </text:list-item>
        <text:list-item>
          <text:p text:style-name="P4">Write a statement that <text:span text:style-name="T2">initializes</text:span> a variable named <text:span text:style-name="Source_Text"><text:span text:style-name="NormalTok">myHeightInMeters</text:span></text:span> to your height in meters. What should be the datatype of <text:span text:style-name="Source_Text"><text:span text:style-name="NormalTok">myHeightInMeters</text:span></text:span>?</text:p>
        </text:list-item>
        <text:list-item>
          <text:p text:style-name="P4">Suppose you replace every <text:span text:style-name="Source_Text"><text:span text:style-name="OperatorTok">*</text:span></text:span> in your program with the <text:span text:style-name="Source_Text"><text:span text:style-name="OperatorTok">!</text:span></text:span> symbol. Are you completely sure that your program would still compile? Why or why not?</text:p>
        </text:list-item>
        <text:list-item>
          <text:p text:style-name="P4">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1</text:span><text:span text:style-name="OperatorTok">;</text:span></text:span></text:p>
        </text:list-item>
        <text:list-item>
          <text:p text:style-name="P4">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4</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text:p>
        </text:list-item>
        <text:list-item>
          <text:p text:style-name="P4">Give the values of <text:span text:style-name="Source_Text"><text:span text:style-name="NormalTok">c</text:span></text:span> and <text:span text:style-name="Source_Text"><text:span text:style-name="NormalTok">d</text:span></text:span> after the following four instructions have been executed. <text:span text:style-name="Source_Text"><text:span text:style-name="DataTypeTok">int</text:span><text:span text:style-name="NormalTok"><text:s text:c="1"/>c </text:span><text:span text:style-name="OperatorTok">=</text:span><text:span text:style-name="NormalTok"><text:s text:c="1"/></text:span><text:span text:style-name="DecValTok">3</text:span><text:span text:style-name="OperatorTok">,</text:span><text:span text:style-name="NormalTok"><text:s text:c="1"/>d</text:span><text:span text:style-name="OperatorTok">;</text:span><text:span text:style-name="NormalTok"><text:s text:c="5"/>d </text:span><text:span text:style-name="OperatorTok">=</text:span><text:span text:style-name="NormalTok"><text:s text:c="1"/></text:span><text:span text:style-name="DecValTok">2</text:span><text:span text:style-name="NormalTok"><text:s text:c="1"/></text:span><text:span text:style-name="OperatorTok">+</text:span><text:span text:style-name="NormalTok"><text:s text:c="1"/>c</text:span><text:span text:style-name="OperatorTok">;</text:span><text:span text:style-name="NormalTok"><text:s text:c="5"/>c </text:span><text:span text:style-name="OperatorTok">=</text:span><text:span text:style-name="NormalTok"><text:s text:c="1"/>d </text:span><text:span text:style-name="OperatorTok">*</text:span><text:span text:style-name="NormalTok"><text:s text:c="1"/></text:span><text:span text:style-name="DecValTok">2</text:span><text:span text:style-name="OperatorTok">;</text:span><text:span text:style-name="NormalTok"><text:s text:c="5"/>d </text:span><text:span text:style-name="OperatorTok">+=</text:span><text:span text:style-name="NormalTok"><text:s text:c="1"/></text:span><text:span text:style-name="DecValTok">2</text:span><text:span text:style-name="OperatorTok">;</text:span></text:span></text:p>
        </text:list-item>
        <text:list-item>
          <text:p text:style-name="P4">Is there an error in the following code? Explain the error or give the value of <text:span text:style-name="Source_Text"><text:span text:style-name="NormalTok">b</text:span></text:span> after the second statement is executed. <text:span text:style-name="Source_Text"><text:span text:style-name="DataTypeTok">float</text:span><text:span text:style-name="NormalTok"><text:s text:c="1"/>a </text:span><text:span text:style-name="OperatorTok">=</text:span><text:span text:style-name="NormalTok"><text:s text:c="1"/></text:span><text:span text:style-name="FloatTok">3.7f</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text:span><text:span text:style-name="OperatorTok">;</text:span></text:span></text:p>
        </text:list-item>
        <text:list-item>
          <text:p text:style-name="P4">Is there an error in the following code? Explain the error or give the value of <text:span text:style-name="Source_Text"><text:span text:style-name="NormalTok">b</text:span></text:span> after the second statement is executed. <text:span text:style-name="Source_Text"><text:span text:style-name="DataTypeTok">decimal</text:span><text:span text:style-name="NormalTok"><text:s text:c="1"/>a </text:span><text:span text:style-name="OperatorTok">=</text:span><text:span text:style-name="NormalTok"><text:s text:c="1"/></text:span><text:span text:style-name="FloatTok">1.6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a</text:span><text:span text:style-name="OperatorTok">;</text:span></text:span></text:p>
        </text:list-item>
        <text:list-item>
          <text:p text:style-name="P4">There is an error in the following code, at the second line. Explain the error, and how you could fix this second line using a cast operator, without changing the datatype of the <text:span text:style-name="Source_Text"><text:span text:style-name="NormalTok">b</text:span></text:span> variable. <text:span text:style-name="Source_Text"><text:span text:style-name="DataTypeTok">decimal</text:span><text:span text:style-name="NormalTok"><text:s text:c="1"/>a </text:span><text:span text:style-name="OperatorTok">=</text:span><text:span text:style-name="NormalTok"><text:s text:c="1"/></text:span><text:span text:style-name="FloatTok">2.5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a </text:span><text:span text:style-name="OperatorTok">/</text:span><text:span text:style-name="NormalTok"><text:s text:c="1"/></text:span><text:span text:style-name="DecValTok">2</text:span><text:span text:style-name="OperatorTok">;</text:span></text:span></text:p>
        </text:list-item>
        <text:list-item>
          <text:p text:style-name="P4">If one of the operator’s operands is of type <text:span text:style-name="Source_Text"><text:span text:style-name="DataTypeTok">float</text:span></text:span> and the other is of type <text:span text:style-name="Source_Text"><text:span text:style-name="DataTypeTok">int</text:span></text:span>, what will be the type of the result of the operation?</text:p>
        </text:list-item>
        <text:list-item>
          <text:p text:style-name="P4">What is the return type of the operation <text:span text:style-name="Source_Text"><text:span text:style-name="FloatTok">12.4</text:span><text:span text:style-name="NormalTok"><text:s text:c="1"/></text:span><text:span text:style-name="OperatorTok">*</text:span><text:span text:style-name="NormalTok"><text:s text:c="1"/></text:span><text:span text:style-name="DecValTok">3</text:span></text:span>? </text:p>
        </text:list-item>
        <text:list-item>
          <text:p text:style-name="P4">Write an explicit conversion from a <text:span text:style-name="Source_Text"><text:span text:style-name="DataTypeTok">double</text:span></text:span> variable <text:span text:style-name="Source_Text"><text:span text:style-name="NormalTok">myDoubleVar</text:span></text:span> to an <text:span text:style-name="Source_Text"><text:span text:style-name="DataTypeTok">int</text:span></text:span> variable called <text:span text:style-name="Source_Text"><text:span text:style-name="NormalTok">myIntVar</text:span></text:span>. You do not need to re-declare those variables. Assuming <text:span text:style-name="Source_Text"><text:span text:style-name="NormalTok">myDoubleVar</text:span></text:span>’s value is 5.89, what value would be stored in <text:span text:style-name="Source_Text"><text:span text:style-name="NormalTok">myIntVar</text:span></text:span>?</text:p>
        </text:list-item>
        <text:list-item>
          <text:p text:style-name="P4">Write a statement that performs an implicit conversion between two different numeric datatypes.</text:p>
        </text:list-item>
        <text:list-item>
          <text:p text:style-name="P4">Assuming that <text:span text:style-name="Source_Text"><text:span text:style-name="NormalTok">myLastName</text:span></text:span> and <text:span text:style-name="Source_Text"><text:span text:style-name="NormalTok">myFirstName</text:span></text:span> are two <text:span text:style-name="Source_Text"><text:span text:style-name="DataTypeTok">string</text:span></text:span> variables that have been initialized, write a statement that <text:span text:style-name="T2">concatenates</text:span> them with a space and a comma in-between, and assign the resulting <text:span text:style-name="Source_Text"><text:span text:style-name="DataTypeTok">string</text:span></text:span> to a variable named <text:span text:style-name="Source_Text"><text:span text:style-name="NormalTok">fullName</text:span></text:span>. For instance, if the value of <text:span text:style-name="Source_Text"><text:span text:style-name="NormalTok">myLastName</text:span></text:span> is <text:span text:style-name="Source_Text"><text:span text:style-name="StringTok">"Holbertonand"</text:span></text:span>, and the value of <text:span text:style-name="Source_Text"><text:span text:style-name="NormalTok">myFirstName</text:span></text:span> is <text:span text:style-name="Source_Text"><text:span text:style-name="StringTok">"Betty"</text:span></text:span>, then the value of <text:span text:style-name="Source_Text"><text:span text:style-name="NormalTok">fullName</text:span></text:span> after your operation should be <text:span text:style-name="Source_Text"><text:span text:style-name="StringTok">"Holbertonand, Betty"</text:span></text:span>.</text:p>
        </text:list-item>
        <text:list-item>
          <text:p text:style-name="P4">In C#, what is the name of the method used to read input from the user?</text:p>
        </text:list-item>
        <text:list-item>
          <text:p text:style-name="P4">What is wrong with the following code? Will the error(s) appear at compilation time or at execution time? <text:span text:style-name="Source_Text"><text:span text:style-name="DataTypeTok">int</text:span><text:span text:style-name="NormalTok"><text:s text:c="1"/>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age </text:span><text:span text:style-name="OperatorTok">=</text:span><text:span text:style-name="NormalTok"><text:s text:c="1"/>Console</text:span><text:span text:style-name="OperatorTok">.</text:span><text:span text:style-name="FunctionTok">ReadLine</text:span><text:span text:style-name="OperatorTok">();</text:span></text:span></text:p>
        </text:list-item>
        <text:list-item>
          <text:p text:style-name="P4">Will those statements, if placed in a proper <text:span text:style-name="Source_Text"><text:span text:style-name="NormalTok">Main</text:span></text:span> method, compile? Could this program crash at execution time? Justify your answer. <text:span text:style-name="Source_Text"><text:span text:style-name="DataTypeTok">int</text:span><text:span text:style-name="NormalTok"><text:s text:c="1"/>my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my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text:p>
        </text:list-item>
        <text:list-item>
          <text:p text:style-name="P4">Write a series of statements that: a) Declare an <text:span text:style-name="Source_Text"><text:span text:style-name="DataTypeTok">int</text:span></text:span> variable named <text:span text:style-name="Source_Text"><text:span text:style-name="NormalTok">userAge</text:span></text:span>, b) Display on the screen a message asking the user to enter his or her age, c) Read the value entered by the user and store it in the <text:span text:style-name="Source_Text"><text:span text:style-name="NormalTok">userAge</text:span></text:span> variable. You can add statement(s) performing intermediate steps if you want.</text:p>
        </text:list-item>
        <text:list-item>
          <text:p text:style-name="P4">Write a series of statements that: a) Declare an <text:span text:style-name="Source_Text"><text:span text:style-name="DataTypeTok">string</text:span></text:span> variable named <text:span text:style-name="Source_Text"><text:span text:style-name="NormalTok">favoriteColor</text:span></text:span>; b) Display on the screen a message asking the user to enter his or her favorite color; c) Read the value entered by the user and store it in the <text:span text:style-name="Source_Text"><text:span text:style-name="NormalTok">favoriteColor</text:span></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5">
        <text:list-item>
          <text:p text:style-name="P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10"><text:span text:style-name="T3">Operation</text:span></text:p>
              </table:table-cell>
              <table:table-cell table:style-name="TableRowCell" office:value-type="string">
                <text:p text:style-name="P11"><text:span text:style-name="T3">Arithmetic Operator</text:span></text:p>
              </table:table-cell>
              <table:table-cell table:style-name="TableRowCell" office:value-type="string">
                <text:p text:style-name="P12"><text:span text:style-name="T3">Algebraic Expression</text:span></text:p>
              </table:table-cell>
              <table:table-cell table:style-name="TableRowCell" office:value-type="string">
                <text:p text:style-name="P13"><text:span text:style-name="T3">Expression</text:span></text:p>
              </table:table-cell>
            </table:table-row>
            <table:table-row>
              <table:table-cell table:style-name="TableRowCell" office:value-type="string">
                <text:p text:style-name="P10">Addi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0/"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Subtrac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2/"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Multiplica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4/"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Divis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Remainder (a.k.a. modulo)</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10/"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
          <text:p text:style-name="P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16"><text:span text:style-name="T3">Operation</text:span></text:p>
              </table:table-cell>
              <table:table-cell table:style-name="TableRowCell" office:value-type="string">
                <text:p text:style-name="P17"><text:span text:style-name="T3">Result</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7</text:span></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OperatorTok">-</text:span><text:span text:style-name="DecValTok">1</text:span></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12</text:span></text:span></text:p>
              </table:table-cell>
            </table:table-row>
            <table:table-row>
              <table:table-cell table:style-name="TableRowCell" office:value-type="string">
                <text:p text:style-name="P16"><text:span text:style-name="Source_Text"><text:span text:style-name="DecValTok">6</text:span><text:span text:style-name="NormalTok"><text:s text:c="1"/></text:span><text:span text:style-name="OperatorTok">/</text:span><text:span text:style-name="NormalTok"><text:s text:c="1"/></text:span><text:span text:style-name="DecValTok">2</text:span></text:span></text:p>
              </table:table-cell>
              <table:table-cell table:style-name="TableRowCell" office:value-type="string">
                <text:p text:style-name="P17"><text:span text:style-name="Source_Text"><text:span text:style-name="DecValTok">3</text:span></text:span></text:p>
              </table:table-cell>
            </table:table-row>
            <table:table-row>
              <table:table-cell table:style-name="TableRowCell" office:value-type="string">
                <text:p text:style-name="P16"><text:span text:style-name="Source_Text"><text:span text:style-name="DecValTok">6</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2</text:span></text:span></text:p>
              </table:table-cell>
            </table:table-row>
          </table:table>
          <text:p text:style-name="P5">But things can get complicated when multiple operators are used, but no parenthesis are indicated. For instance, should</text:p>
          <text:p text:style-name="Preformatted_20_Text">
<text:span text:style-name="DecValTok">7</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3</text:span>
</text:p>
          <text:p text:style-name="P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Certainly, the result is not the same and there are other possibile ways this calculation may be performed!</text:p>
          <text:p text:style-name="P5">Actually, C# uses the following three rules:</text:p>
          <text:list>
            <text:list-item>
              <text:p text:style-name="P17"><text:span text:style-name="Source_Text"><text:span text:style-name="OperatorTok">*</text:span></text:span>, <text:span text:style-name="Source_Text"><text:span text:style-name="OperatorTok">/</text:span></text:span>, and <text:span text:style-name="Source_Text"><text:span text:style-name="OperatorTok">%</text:span></text:span>, called the “multiplicative operations,” are always evaluated before <text:span text:style-name="Source_Text"><text:span text:style-name="OperatorTok">+</text:span></text:span> and <text:span text:style-name="Source_Text"><text:span text:style-name="OperatorTok">-</text:span></text:span>, called the “additive operations.” So that, for instance,</text:p>
              <text:p text:style-name="Preformatted_20_Text">
<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28/" xlink:type="simple" xlink:show="embed" xlink:actuate="onLoad"/></draw:frame>.</text:p>
            </text:list-item>
            <text:list-item>
              <text:p text:style-name="P17">If there are multiple operations of the same type, they are evaluated from left to right. For instance,</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30/" xlink:type="simple" xlink:show="embed" xlink:actuate="onLoad"/></draw:frame> and</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32/" xlink:type="simple" xlink:show="embed" xlink:actuate="onLoad"/></draw:frame>.</text:p>
            </text:list-item>
            <text:list-item>
              <text:p text:style-name="P17">Parenthesis can be used to force a particular order of evaluation, so that <text:span text:style-name="Source_Text"><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Answer the following:</text:p>
          <text:list>
            <text:list-item>
              <text:p text:style-name="P17">Which of the following operation(s) compute the arithmetic expression <draw:frame draw:style-name="fr1" text:anchor-type="as-char"><draw:object xlink:href="Formula-38/" xlink:type="simple" xlink:show="embed" xlink:actuate="onLoad"/></draw:frame>?</text:p>
              <text:list>
                <text:list-item>
                  <text:p text:style-name="P17"><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
            </text:list-item>
            <text:list-item>
              <text:p text:style-name="P17">State the order of evaluation of the operators in each of the following operations, and compute the resulting value:</text:p>
              <text:list>
                <text:list-item>
                  <text:p text:style-name="P17"><text:span text:style-name="Source_Text"><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span></text:p>
                </text:list-item>
                <text:list-item>
                  <text:p text:style-name="P17"><text:span text:style-name="Source_Text"><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text:p>
                </text:list-item>
                <text:list-item>
                  <text:p text:style-name="P17"><text:span text:style-name="Source_Text"><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span></text:p>
                </text:list-item>
                <text:list-item>
                  <text:p text:style-name="P17"><text:span text:style-name="Source_Text"><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
            </text:list-item>
            <text:list-item>
              <text:p text:style-name="P17">(Optional) Check your answers using your IDE. You can use a statement of the form:</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8 - 39 * 1 / 12 + 5 is {8 - 39 * 1 / 12 + 5}"</text:span><text:span text:style-name="OperatorTok">);</text:span>
</text:p>
            </text:list-item>
          </text:list>
        </text:list-item>
        <text:list-item>
          <text:p text:style-name="P5">Write down, on a piece of paper, a fully compilable program that initializes an <text:span text:style-name="Source_Text"><text:span text:style-name="DataTypeTok">int</text:span></text:span> variable named <text:span text:style-name="Source_Text"><text:span text:style-name="NormalTok">persons</text:span></text:span> with the value 5, an <text:span text:style-name="Source_Text"><text:span text:style-name="DataTypeTok">int</text:span></text:span> variable named <text:span text:style-name="Source_Text"><text:span text:style-name="NormalTok">bottles</text:span></text:span> with the value 3, and a <text:span text:style-name="Source_Text"><text:span text:style-name="DataTypeTok">double</text:span></text:span> variable named <text:span text:style-name="Source_Text"><text:span text:style-name="NormalTok">literPerBottle</text:span></text:span> with the value 1.5. What should be the type of the <text:span text:style-name="Source_Text"><text:span text:style-name="NormalTok">literPerPerson</text:span></text:span> variable to be able to be assigned the number of liters every person is going to get, if split equitably? Write the correct initialization of that variable and a statement that displays its value.</text:p>
          <text:p text:style-name="P5">Place a delimited comment with a your name and the time at which you wrote the program at the top of the program.</text:p>
        </text:list-item>
        <text:list-item>
          <text:p text:style-name="P5">Write down, on a piece of paper, a program that:</text:p>
          <text:list>
            <text:list-item>
              <text:p text:style-name="P17">Declares a <text:span text:style-name="Source_Text"><text:span text:style-name="DataTypeTok">string</text:span></text:span> variable named <text:span text:style-name="Source_Text"><text:span text:style-name="NormalTok">userName</text:span></text:span>.</text:p>
            </text:list-item>
            <text:list-item>
              <text:p text:style-name="P17">Displays on the screen “Please enter your name, followed by enter:”.</text:p>
            </text:list-item>
            <text:list-item>
              <text:p text:style-name="P17">Reads a <text:span text:style-name="Source_Text"><text:span text:style-name="DataTypeTok">string</text:span></text:span> value from the keyboard and assigns the value to the <text:span text:style-name="Source_Text"><text:span text:style-name="NormalTok">userName</text:span></text:span> variable.</text:p>
            </text:list-item>
            <text:list-item>
              <text:p text:style-name="P17">Declares an <text:span text:style-name="Source_Text"><text:span text:style-name="DataTypeTok">int</text:span></text:span> variable named <text:span text:style-name="Source_Text"><text:span text:style-name="NormalTok">number</text:span></text:span>.</text:p>
            </text:list-item>
            <text:list-item>
              <text:p text:style-name="P17">Displays on the screen “Please enter your number:”.</text:p>
            </text:list-item>
            <text:list-item>
              <text:p text:style-name="P17">Reads an <text:span text:style-name="Source_Text"><text:span text:style-name="DataTypeTok">int</text:span></text:span> value from the keyboard and assigns the value to the <text:span text:style-name="Source_Text"><text:span text:style-name="NormalTok">number</text:span></text:span> variable.</text:p>
            </text:list-item>
            <text:list-item>
              <text:p text:style-name="P17">Declares a <text:span text:style-name="Source_Text"><text:span text:style-name="DataTypeTok">string</text:span></text:span> variable named <text:span text:style-name="Source_Text"><text:span text:style-name="NormalTok">id</text:span></text:span> and initializes it with the string referenced by the <text:span text:style-name="Source_Text"><text:span text:style-name="NormalTok">userName</text:span></text:span> variable, followed by the number entered by the user (you can concatenate a string and an int using the + sign).</text:p>
            </text:list-item>
            <text:list-item>
              <text:p text:style-name="P17">Displays on the screen, “Your id is” and the content of the <text:span text:style-name="Source_Text"><text:span text:style-name="NormalTok">id</text:span></text:span> variable.</text:p>
            </text:list-item>
          </text:list>
          <text:p text:style-name="P5">Here is an example of execution, where the user input is underlined, and hitting “enter” is represented by ↵:</text:p>
          <text:p text:style-name="P5"><text:span text:style-name="Source_Text"><text:span text:style-name="OperatorTok">{</text:span><text:span text:style-name="NormalTok">text</text:span><text:span text:style-name="OperatorTok">}</text:span><text:span text:style-name="NormalTok"><text:s text:c="2"/>Please enter your name</text:span><text:span text:style-name="OperatorTok">,</text:span><text:span text:style-name="NormalTok"><text:s text:c="1"/>followed by enter</text:span><text:span text:style-name="OperatorTok">.</text:span><text:span text:style-name="NormalTok"><text:s text:c="2"/>J͟a͟y͟l͟a͟h͟↵͟ <text:s text:c="1"/>Please enter your area code</text:span><text:span text:style-name="OperatorTok">,</text:span><text:span text:style-name="NormalTok"><text:s text:c="1"/>followed by enter</text:span><text:span text:style-name="OperatorTok">.</text:span><text:span text:style-name="NormalTok"><text:s text:c="2"/></text:span><text:span text:style-name="DecValTok">4</text:span><text:span text:style-name="NormalTok">͟</text:span><text:span text:style-name="DecValTok">9</text:span><text:span text:style-name="NormalTok">͟</text:span><text:span text:style-name="DecValTok">3</text:span><text:span text:style-name="NormalTok">͟</text:span><text:span text:style-name="DecValTok">9</text:span><text:span text:style-name="NormalTok">͟</text:span><text:span text:style-name="DecValTok">1</text:span><text:span text:style-name="NormalTok">͟↵͟ <text:s text:c="1"/>Your id </text:span><text:span text:style-name="KeywordTok">is</text:span><text:span text:style-name="NormalTok"><text:s text:c="1"/>Jaylah49391 <text:s text:c="1"/>Press any key to </text:span><text:span text:style-name="KeywordTok">continue</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18">What is “an instance of a class”?</text:p>
        </text:list-item>
        <text:list-item>
          <text:p text:style-name="P18">Fill in the blanks: “A class asserts that every objects created using it should have ͟ ͟ ͟ ͟ ͟ ͟ ͟ ͟ ͟ ͟ ͟ ͟ ͟ ͟ ͟ ͟ ͟ ͟ ͟ ͟ ͟ ͟ ͟ ͟ ͟ ͟ ͟ ͟ (i.e.,”data”) and ͟ ͟ ͟ ͟ ͟ ͟ ͟ ͟ ͟ ͟ ͟ ͟ ͟ ͟ ͟ ͟ ͟ ͟ ͟ ͟ ͟ ͟ ͟ ͟ ͟ ͟ ͟ ͟ (i.e., “operations”).”</text:p>
        </text:list-item>
        <text:list-item>
          <text:p text:style-name="P18">Give two access modifiers.</text:p>
        </text:list-item>
        <text:list-item>
          <text:p text:style-name="P18">What, if any, is the difference between a parameter and an argument?</text:p>
        </text:list-item>
        <text:list-item>
          <text:p text:style-name="P18">Write a statement that creates a new object from the <text:span text:style-name="Source_Text"><text:span text:style-name="NormalTok">Rectangle</text:span></text:span> class.</text:p>
        </text:list-item>
        <text:list-item>
          <text:p text:style-name="P18">What is the purpose of the keyword <text:span text:style-name="Source_Text"><text:span text:style-name="KeywordTok">new</text:span></text:span>?</text:p>
        </text:list-item>
        <text:list-item>
          <text:p text:style-name="P18">Do different objects from the same class share their instance variables?</text:p>
        </text:list-item>
        <text:list-item>
          <text:p text:style-name="P18">Briefly explain the difference between a local variable and an instance variable.</text:p>
        </text:list-item>
        <text:list-item>
          <text:p text:style-name="P18">Suppose we have a <text:span text:style-name="Source_Text"><text:span text:style-name="NormalTok">Circle</text:span></text:span> class containing</text:p>
          <text:p text:style-name="Preformatted_20_Text">
<text:span text:style-name="KeywordTok">public</text:span><text:span text:style-name="NormalTok"><text:s text:c="1"/></text:span><text:span text:style-name="DataTypeTok">void</text:span><text:span text:style-name="NormalTok"><text:s text:c="1"/></text:span><text:span text:style-name="FunctionTok">SetRadius</text:span><text:span text:style-name="OperatorTok">(</text:span><text:span text:style-name="DataTypeTok">double</text:span><text:span text:style-name="NormalTok"><text:s text:c="1"/>radiusArgument</text:span><text:span text:style-name="OperatorTok">)</text:span>
</text:p>
          <text:p text:style-name="Preformatted_20_Text">
<text:span text:style-name="OperatorTok">{</text:span>
</text:p>
          <text:p text:style-name="Preformatted_20_Text">
<text:span text:style-name="NormalTok"><text:s text:c="4"/>radius </text:span><text:span text:style-name="OperatorTok">=</text:span><text:span text:style-name="NormalTok"><text:s text:c="1"/>radiusArgument</text:span><text:span text:style-name="OperatorTok">;</text:span>
</text:p>
          <text:p text:style-name="Preformatted_20_Text">
<text:span text:style-name="OperatorTok">}</text:span>
</text:p>
          <text:p text:style-name="P18">Write a statement that create a <text:span text:style-name="Source_Text"><text:span text:style-name="NormalTok">Circle</text:span></text:span> object, and one statement that sets its radius to 3.5.</text:p>
        </text:list-item>
        <text:list-item>
          <text:p text:style-name="P18">Indicate the order of evaluation of the operators in each of the following C# operations by adding parenthesis or developping the expression one step at a time, and compute the resulting value:</text:p>
          <text:list>
            <text:list-item>
              <text:p text:style-name="P18"><text:span text:style-name="Source_Text"><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span></text:p>
            </text:list-item>
            <text:list-item>
              <text:p text:style-name="P18"><text:span text:style-name="Source_Text"><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item>
              <text:p text:style-name="P18"><text:span text:style-name="Source_Text"><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text:p>
            </text:list-item>
            <text:list-item>
              <text:p text:style-name="P18"><text:span text:style-name="Source_Text"><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span></text:p>
            </text:list-item>
          </text:list>
        </text:list-item>
        <text:list-item>
          <text:p text:style-name="P18">Write the complete implementation of a class that contains two attributes (with different data types), a setter for one attribute, a getter for the other attribute, a custom constructor, and a <text:span text:style-name="Source_Text"><text:span text:style-name="NormalTok">ToString</text:span></text:span> method. You can re-use an example from a lecture or a lab, as long as it satisfies those conditions, or you can invent one. No need to write an application program.</text:p>
        </text:list-item>
        <text:list-item>
          <text:p text:style-name="P18">What does the keyword <text:span text:style-name="Source_Text"><text:span text:style-name="KeywordTok">return</text:span></text:span> do?</text:p>
        </text:list-item>
        <text:list-item>
          <text:p text:style-name="P18">Write a get method for an instance variable named <text:span text:style-name="Source_Text"><text:span text:style-name="NormalTok">total</text:span></text:span> of type <text:span text:style-name="Source_Text"><text:span text:style-name="DataTypeTok">int</text:span></text:span>.</text:p>
        </text:list-item>
        <text:list-item>
          <text:p text:style-name="P18">Write a getter for an attribute of type <text:span text:style-name="Source_Text"><text:span text:style-name="DataTypeTok">string</text:span></text:span> named <text:span text:style-name="Source_Text"><text:span text:style-name="NormalTok">myName</text:span></text:span>.</text:p>
        </text:list-item>
        <text:list-item>
          <text:p text:style-name="P18">Write a setter for an attribute of type <text:span text:style-name="Source_Text"><text:span text:style-name="DataTypeTok">int</text:span></text:span> named <text:span text:style-name="Source_Text"><text:span text:style-name="NormalTok">myAge</text:span></text:span>.</text:p>
        </text:list-item>
        <text:list-item>
          <text:p text:style-name="P18">Assuming <text:span text:style-name="Source_Text"><text:span text:style-name="NormalTok">name</text:span></text:span> is a <text:span text:style-name="Source_Text"><text:span text:style-name="DataTypeTok">string</text:span></text:span> instance variable, there is problem with the following setter. Fix it.</text:p>
          <text:p text:style-name="Preformatted_20_Text">
<text:span text:style-name="KeywordTok">public</text:span><text:span text:style-name="NormalTok"><text:s text:c="1"/></text:span><text:span text:style-name="DataTypeTok">int</text:span><text:span text:style-name="NormalTok"><text:s text:c="1"/></text:span><text:span text:style-name="FunctionTok">SetName</text:span><text:span text:style-name="OperatorTok">(</text:span><text:span text:style-name="DataTypeTok">string</text:span><text:span text:style-name="NormalTok"><text:s text:c="1"/>val</text:span><text:span text:style-name="OperatorTok">){</text:span>
</text:p>
          <text:p text:style-name="Preformatted_20_Text">
<text:span text:style-name="NormalTok"><text:s text:c="4"/>name </text:span><text:span text:style-name="OperatorTok">=</text:span><text:span text:style-name="NormalTok"><text:s text:c="1"/>val</text:span><text:span text:style-name="OperatorTok">;</text:span>
</text:p>
          <text:p text:style-name="Preformatted_20_Text">
<text:span text:style-name="OperatorTok">}</text:span>
</text:p>
        </text:list-item>
        <text:list-item>
          <text:p text:style-name="P18">Assume we have an instance of the <text:span text:style-name="Source_Text"><text:span text:style-name="NormalTok">Rectangle</text:span></text:span> class named <text:span text:style-name="Source_Text"><text:span text:style-name="NormalTok">myRect</text:span></text:span> and an instance of the <text:span text:style-name="Source_Text"><text:span text:style-name="NormalTok">Circle</text:span></text:span> class named <text:span text:style-name="Source_Text"><text:span text:style-name="NormalTok">myCircle</text:span></text:span>. Write statement(s) that will make the radius of <text:span text:style-name="Source_Text"><text:span text:style-name="NormalTok">myCircle</text:span></text:span> equal to the width of <text:span text:style-name="Source_Text"><text:span text:style-name="NormalTok">myRect</text:span></text:span>.</text:p>
        </text:list-item>
        <text:list-item>
          <text:p text:style-name="P18">Briefly describe what a format specifier is. Write a statement that uses one.</text:p>
        </text:list-item>
        <text:list-item>
          <text:p text:style-name="P18">Write a statement that uses a format specifier.</text:p>
        </text:list-item>
        <text:list-item>
          <text:p text:style-name="P18">Write a method for the <text:span text:style-name="Source_Text"><text:span text:style-name="NormalTok">Rectangle</text:span></text:span> class that divides the length and width of the calling object by a factor given as a parameter.</text:p>
        </text:list-item>
        <text:list-item>
          <text:p text:style-name="P18">Draw the UML diagram of a class named “Student” with a single attribute, “name”, of type <text:span text:style-name="Source_Text"><text:span text:style-name="DataTypeTok">string</text:span></text:span>, and two methods, <text:span text:style-name="Source_Text"><text:span text:style-name="NormalTok">SetName</text:span></text:span> and <text:span text:style-name="Source_Text"><text:span text:style-name="NormalTok">GetName</text:span></text:span>.</text:p>
        </text:list-item>
        <text:list-item>
          <text:p text:style-name="P18">Write a <text:span text:style-name="Source_Text"><text:span text:style-name="NormalTok">ToString</text:span></text:span> method for a <text:span text:style-name="Source_Text"><text:span text:style-name="NormalTok">Account</text:span></text:span> class with two attributes, a <text:span text:style-name="Source_Text"><text:span text:style-name="DataTypeTok">string</text:span></text:span> attribute called <text:span text:style-name="Source_Text"><text:span text:style-name="NormalTok">name</text:span></text:span> and a <text:span text:style-name="Source_Text"><text:span text:style-name="DataTypeTok">decimal</text:span></text:span> attribute called <text:span text:style-name="Source_Text"><text:span text:style-name="NormalTok">amount</text:span></text:span>.</text:p>
        </text:list-item>
        <text:list-item>
          <text:p text:style-name="P18">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8">What is the name of the class, what are the methods and attributes of the class?</text:p>
        </text:list-item>
        <text:list-item>
          <text:p text:style-name="P18">What does it mean to say that instance variables have a default initial value? How is that different from the variables we have been manipulating in the <text:span text:style-name="Source_Text"><text:span text:style-name="NormalTok">Main</text:span></text:span> method?</text:p>
        </text:list-item>
        <text:list-item>
          <text:p text:style-name="P18">Is it possible to have more than one constructor defined for a class? If yes, how can C# know which one is called?</text:p>
        </text:list-item>
        <text:list-item>
          <text:p text:style-name="P18">What is the name of a constructor method? What is the return type of a constructor?</text:p>
        </text:list-item>
        <text:list-item>
          <text:p text:style-name="P18">Write a constructor for a <text:span text:style-name="Source_Text"><text:span text:style-name="NormalTok">Soda</text:span></text:span> class with one <text:span text:style-name="Source_Text"><text:span text:style-name="DataTypeTok">string</text:span></text:span> attribute called <text:span text:style-name="Source_Text"><text:span text:style-name="NormalTok">name</text:span></text:span>.</text:p>
        </text:list-item>
        <text:list-item>
          <text:p text:style-name="P18">Assume we have a <text:span text:style-name="Source_Text"><text:span text:style-name="NormalTok">Polygon</text:span></text:span> class, that have only one attribute, an <text:span text:style-name="Source_Text"><text:span text:style-name="DataTypeTok">int</text:span></text:span> called <text:span text:style-name="Source_Text"><text:span text:style-name="NormalTok">numberOfSides</text:span></text:span>. Write a constructor for that class.</text:p>
        </text:list-item>
        <text:list-item>
          <text:p text:style-name="P18">What is the “default” constructor? Do we always have the possibility of using it?</text:p>
        </text:list-item>
        <text:list-item>
          <text:p text:style-name="P18">What is the return type of a <text:span text:style-name="Source_Text"><text:span text:style-name="NormalTok">ToString</text:span></text:span> method? How many arguments does it usually take?</text:p>
        </text:list-item>
        <text:list-item>
          <text:p text:style-name="P18">Consider the following partial class definition:</text:p>
          <text:p text:style-name="Preformatted_20_Text">
<text:span text:style-name="KeywordTok">public</text:span><text:span text:style-name="NormalTok"><text:s text:c="1"/></text:span><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author</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publisher</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copiesSold</text:span><text:span text:style-name="OperatorTok">;</text:span>
</text:p>
          <text:p text:style-name="Preformatted_20_Text">
<text:span text:style-name="OperatorTok">}</text:span>
</text:p>
          <text:list>
            <text:list-item>
              <text:p text:style-name="P18">Write a statement that would create a <text:span text:style-name="Source_Text"><text:span text:style-name="NormalTok">Book</text:span></text:span> object.</text:p>
            </text:list-item>
            <text:list-item>
              <text:p text:style-name="P18">Write a “getter” and a “setter” for the <text:span text:style-name="Source_Text"><text:span text:style-name="NormalTok">title</text:span></text:span> attribute.</text:p>
            </text:list-item>
            <text:list-item>
              <text:p text:style-name="P18">Write a constructor for the <text:span text:style-name="Source_Text"><text:span text:style-name="NormalTok">Book</text:span></text:span> class taking at least one argument (you are free to decide which one(s)).</text:p>
            </text:list-item>
          </text:list>
        </text:list-item>
        <text:list-item>
          <text:p text:style-name="P18">Consider the following partial class definition:</text:p>
          <text:p text:style-name="Preformatted_20_Text">
<text:span text:style-name="KeywordTok">class</text:span><text:span text:style-name="NormalTok"><text:s text:c="1"/>DVD</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8">Write a “setter” for the <text:span text:style-name="Source_Text"><text:span text:style-name="NormalTok">title</text:span></text:span> attribute.</text:p>
            </text:list-item>
            <text:list-item>
              <text:p text:style-name="P18">Write a constructor for the <text:span text:style-name="Source_Text"><text:span text:style-name="NormalTok">DVD</text:span></text:span> class that takes two arguments.</text:p>
            </text:list-item>
            <text:list-item>
              <text:p text:style-name="P18">Write a method called <text:span text:style-name="Source_Text"><text:span text:style-name="NormalTok">Discount</text:span></text:span> that decreases the <text:span text:style-name="Source_Text"><text:span text:style-name="NormalTok">price</text:span></text:span> attribute by 20.55%.</text:p>
            </text:list-item>
            <text:list-item>
              <text:p text:style-name="P18">Write a (good, informative) <text:span text:style-name="Source_Text"><text:span text:style-name="NormalTok">ToString</text:span></text:span> method for the class.</text:p>
            </text:list-item>
            <text:list-item>
              <text:p text:style-name="P18">Write statements that ask the user to enter a price and then create a <text:span text:style-name="Source_Text"><text:span text:style-name="NormalTok">DVD</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8">Draw the UML class diagram for the class you obtained by adding the above four methods to our original class definition.</text:p>
            </text:list-item>
          </text:list>
        </text:list-item>
        <text:list-item>
          <text:p text:style-name="P18">Consider the following partial class definition:</text:p>
          <text:p text:style-name="Preformatted_20_Text">
<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8">Write a “getter” for the <text:span text:style-name="Source_Text"><text:span text:style-name="NormalTok">title</text:span></text:span> attribute.</text:p>
            </text:list-item>
            <text:list-item>
              <text:p text:style-name="P18">Write a constructor for the <text:span text:style-name="Source_Text"><text:span text:style-name="NormalTok">Book</text:span></text:span> class that takes two arguments.</text:p>
            </text:list-item>
            <text:list-item>
              <text:p text:style-name="P18">Write a method called <text:span text:style-name="Source_Text"><text:span text:style-name="NormalTok">AddTaxes</text:span></text:span> that increases the <text:span text:style-name="Source_Text"><text:span text:style-name="NormalTok">price</text:span></text:span> attribute by 6.35%.</text:p>
            </text:list-item>
            <text:list-item>
              <text:p text:style-name="P18">Write a (good, informative) <text:span text:style-name="Source_Text"><text:span text:style-name="NormalTok">ToString</text:span></text:span> method for that class.</text:p>
            </text:list-item>
            <text:list-item>
              <text:p text:style-name="P18">Write statements that ask the user to enter a price and then create a <text:span text:style-name="Source_Text"><text:span text:style-name="NormalTok">Book</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8">Draw the UML class diagram for the class you obtained by adding the above four methods to our original class definition.</text:p>
            </text:list-item>
          </text:list>
        </text:list-item>
        <text:list-item>
          <text:p text:style-name="P18">Assume that my <text:span text:style-name="Source_Text"><text:span text:style-name="NormalTok">Pet</text:span></text:span> class contains one custom constructor:</text:p>
          <text:p text:style-name="Preformatted_20_Text">
<text:span text:style-name="KeywordTok">public</text:span><text:span text:style-name="NormalTok"><text:s text:c="1"/></text:span><text:span text:style-name="FunctionTok">Pet</text:span><text:span text:style-name="OperatorTok">(</text:span><text:span text:style-name="DataTypeTok">string</text:span><text:span text:style-name="NormalTok"><text:s text:c="1"/>nameP</text:span><text:span text:style-name="OperatorTok">,</text:span><text:span text:style-name="NormalTok"><text:s text:c="1"/></text:span><text:span text:style-name="DataTypeTok">char</text:span><text:span text:style-name="NormalTok"><text:s text:c="1"/>genderP</text:span><text:span text:style-name="OperatorTok">){</text:span>
</text:p>
          <text:p text:style-name="Preformatted_20_Text">
<text:span text:style-name="NormalTok"><text:s text:c="4"/>name </text:span><text:span text:style-name="OperatorTok">=</text:span><text:span text:style-name="NormalTok"><text:s text:c="1"/>nameP</text:span><text:span text:style-name="OperatorTok">;</text:span>
</text:p>
          <text:p text:style-name="Preformatted_20_Text">
<text:span text:style-name="NormalTok"><text:s text:c="4"/>gender </text:span><text:span text:style-name="OperatorTok">=</text:span><text:span text:style-name="NormalTok"><text:s text:c="1"/>genderP</text:span><text:span text:style-name="OperatorTok">;</text:span>
</text:p>
          <text:p text:style-name="Preformatted_20_Text">
<text:span text:style-name="OperatorTok">}</text:span>
</text:p>
          <text:p text:style-name="P18">What is the problem with the following statement?</text:p>
          <text:p text:style-name="Preformatted_20_Text">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CharTok">'M'</text:span><text:span text:style-name="OperatorTok">,</text:span><text:span text:style-name="NormalTok"><text:s text:c="1"/></text:span><text:span text:style-name="StringTok">"Bob"</text:span><text:span text:style-name="OperatorTok">);</text:span>
</text:p>
        </text:list-item>
        <text:list-item>
          <text:p text:style-name="P18">Why would one want to define a constructor for a clas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19">You are going to design a class named <text:span text:style-name="Source_Text"><text:span text:style-name="NormalTok">Triangle</text:span></text:span>. A triangle has three angles, but knowing the value of only two angles is sufficient to determine the value of the third, since they always add up to 180°. Hence, it is sufficient to have only two <text:span text:style-name="Source_Text"><text:span text:style-name="DataTypeTok">double</text:span></text:span> attributes, <text:span text:style-name="Source_Text"><text:span text:style-name="NormalTok">angle1</text:span></text:span> and <text:span text:style-name="Source_Text"><text:span text:style-name="NormalTok">angle2</text:span></text:span>. We want to define several methods:</text:p>
          <text:list text:style-name="L8">
            <text:list-item>
              <text:p text:style-name="P20">a no-arg constructor that sets the value of <text:span text:style-name="Source_Text"><text:span text:style-name="NormalTok">angle1</text:span></text:span> to <draw:frame draw:style-name="fr1" text:anchor-type="as-char"><draw:object xlink:href="Formula-40/" xlink:type="simple" xlink:show="embed" xlink:actuate="onLoad"/></draw:frame> and the value of <text:span text:style-name="Source_Text"><text:span text:style-name="NormalTok">angle2</text:span></text:span> to <draw:frame draw:style-name="fr1" text:anchor-type="as-char"><draw:object xlink:href="Formula-42/" xlink:type="simple" xlink:show="embed" xlink:actuate="onLoad"/></draw:frame>,</text:p>
            </text:list-item>
            <text:list-item>
              <text:p text:style-name="P20">another constructor, that takes two arguments, and assigns to <text:span text:style-name="Source_Text"><text:span text:style-name="NormalTok">angle1</text:span></text:span> the value of the first argument, and assigns to <text:span text:style-name="Source_Text"><text:span text:style-name="NormalTok">angle2</text:span></text:span> the value of the second argument,</text:p>
            </text:list-item>
            <text:list-item>
              <text:p text:style-name="P20">getters for <text:span text:style-name="Source_Text"><text:span text:style-name="NormalTok">angle1</text:span></text:span> and <text:span text:style-name="Source_Text"><text:span text:style-name="NormalTok">angle2</text:span></text:span>,</text:p>
            </text:list-item>
            <text:list-item>
              <text:p text:style-name="P20">a method that computes and returns the value of the third angle, that we name <text:span text:style-name="Source_Text"><text:span text:style-name="NormalTok">ComputeAngle3</text:span></text:span>,</text:p>
            </text:list-item>
            <text:list-item>
              <text:p text:style-name="P20">a method that rotate the triangle: the value of the first angle should be replaced with the value of the second angle, and the value of the second angle should be replaced with the value of the third angle.</text:p>
            </text:list-item>
          </text:list>
          <text:list>
            <text:list-item>
              <text:p text:style-name="P20">Write the UML diagram for the <text:span text:style-name="Source_Text"><text:span text:style-name="NormalTok">Triangle</text:span></text:span> class.</text:p>
            </text:list-item>
            <text:list-item>
              <text:p text:style-name="P20">Write the full, compilable implementation of the <text:span text:style-name="Source_Text"><text:span text:style-name="NormalTok">Triangle</text:span></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21">What is sequential processing?</text:p>
        </text:list-item>
        <text:list-item>
          <text:p text:style-name="P21">What is a decision structure?</text:p>
        </text:list-item>
        <text:list-item>
          <text:p text:style-name="P21">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span></text:p>
            </text:list-item>
            <text:list-item>
              <text:p text:style-name="P21"><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span></text:p>
            </text:list-item>
            <text:list-item>
              <text:p text:style-name="P21"><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list-item>
          </text:list>
        </text:list-item>
        <text:list-item>
          <text:p text:style-name="P21">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span></text:p>
            </text:list-item>
            <text:list-item>
              <text:p text:style-name="P21"><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span></text:p>
            </text:list-item>
            <text:list-item>
              <text:p text:style-name="P21"><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list-item>
          </text:list>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1"><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1"><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span></text:p>
            </text:list-item>
          </text:list>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1"><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1"><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span></text:p>
            </text:list-item>
          </text:list>
        </text:list-item>
        <text:list-item>
          <text:p text:style-name="P21">What relational operator is used to determine whenever two values are different?</text:p>
        </text:list-item>
        <text:list-item>
          <text:p text:style-name="P21">How do you store the result of a Boolean expression?</text:p>
        </text:list-item>
        <text:list-item>
          <text:p text:style-name="P21">Give three relational operators, and then two logical operators.</text:p>
        </text:list-item>
        <text:list-item>
          <text:p text:style-name="P21">What would be displayed on the screen by the following code?</text:p>
          <text:p text:style-name="Preformatted_20_Text">
<text:span text:style-name="KeywordTok">if</text:span><text:span text:style-name="NormalTok"><text:s text:c="1"/></text:span><text:span text:style-name="OperatorTok">(</text:span><text:span text:style-name="KeywordTok">fals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Hi!"</text:span><text:span text:style-name="OperatorTok">);</text:span>
</text:p>
        </text:list-item>
        <text:list-item>
          <text:p text:style-name="P21">Is there a simpler way to write the expression <text:span text:style-name="Source_Text"><text:span text:style-name="NormalTok">over21 </text:span><text:span text:style-name="OperatorTok">==</text:span><text:span text:style-name="NormalTok"><text:s text:c="1"/></text:span><text:span text:style-name="KeywordTok">true</text:span></text:span>, assuming that <text:span text:style-name="Source_Text"><text:span text:style-name="NormalTok">over21</text:span></text:span> is a Boolean variable?</text:p>
        </text:list-item>
        <text:list-item>
          <text:p text:style-name="P21">Assume that <text:span text:style-name="Source_Text"><text:span text:style-name="NormalTok">x</text:span></text:span> and <text:span text:style-name="Source_Text"><text:span text:style-name="NormalTok">y</text:span></text:span> are two <text:span text:style-name="Source_Text"><text:span text:style-name="DataTypeTok">int</text:span></text:span> variables that have already been initialized (i.e., declared and assigned), write an <text:span text:style-name="Source_Text"><text:span text:style-name="KeywordTok">if</text:span></text:span> statement that assigns <draw:frame draw:style-name="fr1" text:anchor-type="as-char"><draw:object xlink:href="Formula-44/" xlink:type="simple" xlink:show="embed" xlink:actuate="onLoad"/></draw:frame> to <text:span text:style-name="Source_Text"><text:span text:style-name="NormalTok">x</text:span></text:span> if <text:span text:style-name="Source_Text"><text:span text:style-name="NormalTok">y</text:span></text:span> is (strictly) greater than <draw:frame draw:style-name="fr1" text:anchor-type="as-char"><draw:object xlink:href="Formula-46/" xlink:type="simple" xlink:show="embed" xlink:actuate="onLoad"/></draw:frame>.</text:p>
        </text:list-item>
        <text:list-item>
          <text:p text:style-name="P21">In C#, is there a difference between <text:span text:style-name="Source_Text"><text:span text:style-name="OperatorTok">=</text:span></text:span> and <text:span text:style-name="Source_Text"><text:span text:style-name="OperatorTok">==</text:span></text:span>? Write a statement that uses <text:span text:style-name="Source_Text"><text:span text:style-name="OperatorTok">=</text:span></text:span>.</text:p>
        </text:list-item>
        <text:list-item>
          <text:p text:style-name="P21">Assuming a <text:span text:style-name="Source_Text"><text:span text:style-name="NormalTok">name</text:span></text:span> string was declared and initialized with a value given by the user, write an <text:span text:style-name="Source_Text"><text:span text:style-name="KeywordTok">if</text:span></text:span> statement that displays “I have the same name!” if <text:span text:style-name="Source_Text"><text:span text:style-name="NormalTok">name</text:span></text:span> contains your first name.</text:p>
        </text:list-item>
        <text:list-item>
          <text:p text:style-name="P21">Is the following statement correct, i.e., would it compile, assuming <text:span text:style-name="Source_Text"><text:span text:style-name="NormalTok">myFlag</text:span></text:span> is a <text:span text:style-name="Source_Text"><text:span text:style-name="DataTypeTok">bool</text:span></text:span> variable, and <text:span text:style-name="Source_Text"><text:span text:style-name="NormalTok">myAge</text:span></text:span> is an initialized <text:span text:style-name="Source_Text"><text:span text:style-name="DataTypeTok">int</text:span></text:span> variable?</text:p>
          <text:p text:style-name="Preformatted_20_Text">
<text:span text:style-name="KeywordTok">if</text:span><text:span text:style-name="NormalTok"><text:s text:c="1"/></text:span><text:span text:style-name="OperatorTok">(</text:span><text:span text:style-name="NormalTok"><text:s text:c="1"/>myAge </text:span><text:span text:style-name="OperatorTok">&gt;</text:span><text:span text:style-name="NormalTok"><text:s text:c="1"/></text:span><text:span text:style-name="DecValTok">20</text:span><text:span text:style-name="NormalTok"><text:s text:c="1"/></text:span><text:span text:style-name="OperatorTok">)</text:span>
</text:p>
          <text:p text:style-name="Preformatted_20_Text">
<text:span text:style-name="OperatorTok">{</text:span>
</text:p>
          <text:p text:style-name="Preformatted_20_Text">
<text:span text:style-name="NormalTok"><text:s text:c="4"/>myFlag </text:span><text:span text:style-name="OperatorTok">=</text:span><text:span text:style-name="NormalTok"><text:s text:c="1"/></text:span><text:span text:style-name="KeywordTok">true</text:span>
</text:p>
          <text:p text:style-name="Preformatted_20_Text">
<text:span text:style-name="OperatorTok">};</text:span>
</text:p>
        </text:list-item>
        <text:list-item>
          <text:p text:style-name="P21">If we write a statement that begins with <text:span text:style-name="Source_Text"><text:span text:style-name="KeywordTok">if</text:span><text:span text:style-name="OperatorTok">(</text:span><text:span text:style-name="KeywordTok">false</text:span><text:span text:style-name="OperatorTok">)</text:span></text:span>, then the IDE returns a warning, “Unreachable code detected”. What does it mean?</text:p>
        </text:list-item>
        <text:list-item>
          <text:p text:style-name="P21">Write an <text:span text:style-name="Source_Text"><text:span text:style-name="KeywordTok">if</text:span></text:span> statement that prints “Bonjour !” if the value of the <text:span text:style-name="Source_Text"><text:span text:style-name="DataTypeTok">char</text:span></text:span> variable <text:span text:style-name="Source_Text"><text:span text:style-name="NormalTok">lang</text:span></text:span> is <text:span text:style-name="Source_Text"><text:span text:style-name="CharTok">'f'</text:span></text:span>.</text:p>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 when the boolean variables <text:span text:style-name="Source_Text"><text:span text:style-name="NormalTok">x</text:span></text:span>, <text:span text:style-name="Source_Text"><text:span text:style-name="NormalTok">y</text:span></text:span> and <text:span text:style-name="Source_Text"><text:span text:style-name="NormalTok">z</text:span></text:span> are all set to <text:span text:style-name="Source_Text"><text:span text:style-name="KeywordTok">true</text:span></text:span>:</text:p>
          <text:list text:style-name="L10">
            <text:list-item>
              <text:p text:style-name="P22"><text:span text:style-name="Source_Text"><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2"><text:span text:style-name="Source_Text"><text:span text:style-name="OperatorTok">!</text:span><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2"><text:span text:style-name="Source_Text"><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span></text:p>
            </text:list-item>
            <text:list-item>
              <text:p text:style-name="P22"><text:span text:style-name="Source_Text"><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span></text:p>
            </text:list-item>
          </text:list>
          <text:p text:style-name="P21">Do the same when they are all set to <text:span text:style-name="Source_Text"><text:span text:style-name="KeywordTok">false</text:span></text:span>.</text:p>
        </text:list-item>
        <text:list-item>
          <text:p text:style-name="P21">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3 (excluded) and 5 (included).</text:p>
        </text:list-item>
        <text:list-item>
          <text:p text:style-name="P21">Write an <text:span text:style-name="Source_Text"><text:span text:style-name="KeywordTok">if</text:span><text:span text:style-name="OperatorTok">-</text:span><text:span text:style-name="KeywordTok">else</text:span></text:span> statement that assigns <draw:frame draw:style-name="fr1" text:anchor-type="as-char"><draw:object xlink:href="Formula-48/" xlink:type="simple" xlink:show="embed" xlink:actuate="onLoad"/></draw:frame> to <text:span text:style-name="Source_Text"><text:span text:style-name="NormalTok">z</text:span></text:span> if <text:span text:style-name="Source_Text"><text:span text:style-name="NormalTok">y</text:span></text:span> is greater or equal than <draw:frame draw:style-name="fr1" text:anchor-type="as-char"><draw:object xlink:href="Formula-50/" xlink:type="simple" xlink:show="embed" xlink:actuate="onLoad"/></draw:frame>, and that assigns <draw:frame draw:style-name="fr1" text:anchor-type="as-char"><draw:object xlink:href="Formula-52/" xlink:type="simple" xlink:show="embed" xlink:actuate="onLoad"/></draw:frame> to <text:span text:style-name="Source_Text"><text:span text:style-name="NormalTok">z</text:span></text:span> otherwise.</text:p>
        </text:list-item>
        <text:list-item>
          <text:p text:style-name="P21">Write an <text:span text:style-name="Source_Text"><text:span text:style-name="KeywordTok">if</text:span><text:span text:style-name="OperatorTok">-</text:span><text:span text:style-name="KeywordTok">else</text:span></text:span> statement that assigns <text:span text:style-name="Source_Text"><text:span text:style-name="StringTok">"Minor"</text:span></text:span> to an already declared <text:span text:style-name="Source_Text"><text:span text:style-name="DataTypeTok">string</text:span></text:span> variable <text:span text:style-name="Source_Text"><text:span text:style-name="NormalTok">legalStatus</text:span></text:span> if <text:span text:style-name="Source_Text"><text:span text:style-name="NormalTok">age</text:span></text:span> is strictly less than 18, and that assigns <text:span text:style-name="Source_Text"><text:span text:style-name="StringTok">"Major"</text:span></text:span> to <text:span text:style-name="Source_Text"><text:span text:style-name="NormalTok">legalStatus</text:span></text:span> otherwise.</text:p>
        </text:list-item>
        <text:list-item>
          <text:p text:style-name="P21">Write an <text:span text:style-name="Source_Text"><text:span text:style-name="KeywordTok">if</text:span><text:span text:style-name="OperatorTok">-</text:span><text:span text:style-name="KeywordTok">else</text:span></text:span> statement that displays “It’s free for you!” if an <text:span text:style-name="Source_Text"><text:span text:style-name="DataTypeTok">int</text:span></text:span> variable <text:span text:style-name="Source_Text"><text:span text:style-name="NormalTok">age</text:span></text:span> is between 0 and 18, and “It’s $5.00.” otherwise.</text:p>
        </text:list-item>
        <text:list-item>
          <text:p text:style-name="P21">Assume we initialized an <text:span text:style-name="Source_Text"><text:span text:style-name="DataTypeTok">int</text:span></text:span> variable called <text:span text:style-name="Source_Text"><text:span text:style-name="NormalTok">courseNumber</text:span></text:span> and a <text:span text:style-name="Source_Text"><text:span text:style-name="DataTypeTok">string</text:span></text:span> variable called <text:span text:style-name="Source_Text"><text:span text:style-name="NormalTok">courseCode</text:span></text:span>. Write a series of statements that will display:</text:p>
          <text:list>
            <text:list-item>
              <text:p text:style-name="P22">“I’m taking this class!” if <text:span text:style-name="Source_Text"><text:span text:style-name="NormalTok">courseNumber</text:span></text:span> is <text:span text:style-name="Source_Text"><text:span text:style-name="DecValTok">1301</text:span></text:span> and <text:span text:style-name="Source_Text"><text:span text:style-name="NormalTok">courseCode</text:span></text:span> is <text:span text:style-name="Source_Text"><text:span text:style-name="NormalTok">CSCI</text:span></text:span>;</text:p>
            </text:list-item>
            <text:list-item>
              <text:p text:style-name="P22">“That’s my major!” if <text:span text:style-name="Source_Text"><text:span text:style-name="NormalTok">courseCode</text:span></text:span> is <text:span text:style-name="Source_Text"><text:span text:style-name="NormalTok">CSCI</text:span></text:span>;</text:p>
            </text:list-item>
            <text:list-item>
              <text:p text:style-name="P22">“Is that an elective?” if <text:span text:style-name="Source_Text"><text:span text:style-name="NormalTok">courseNumber</text:span></text:span> is greater than 3000; or</text:p>
            </text:list-item>
            <text:list-item>
              <text:p text:style-name="P22">“Is it a good class?” otherwise.</text:p>
            </text:list-item>
          </text:list>
          <text:p text:style-name="P21">Your program should display exactly one message.</text:p>
        </text:list-item>
        <text:list-item>
          <text:p text:style-name="P21">Assume we previously initialized an <text:span text:style-name="Source_Text"><text:span text:style-name="DataTypeTok">int</text:span></text:span> variable called <text:span text:style-name="Source_Text"><text:span text:style-name="NormalTok">graduationYear</text:span></text:span> and a <text:span text:style-name="Source_Text"><text:span text:style-name="DataTypeTok">string</text:span></text:span> variable called <text:span text:style-name="Source_Text"><text:span text:style-name="NormalTok">graduationSemester</text:span></text:span>. Write a series of statements that will display:</text:p>
          <text:list>
            <text:list-item>
              <text:p text:style-name="P22">“I will graduate at the same time!” if <text:span text:style-name="Source_Text"><text:span text:style-name="NormalTok">graduationYear</text:span></text:span> is <text:span text:style-name="Source_Text"><text:span text:style-name="DecValTok">2023</text:span></text:span> and <text:span text:style-name="Source_Text"><text:span text:style-name="NormalTok">graduationSemester</text:span></text:span> is <text:span text:style-name="Source_Text"><text:span text:style-name="NormalTok">Fall</text:span></text:span>;</text:p>
            </text:list-item>
            <text:list-item>
              <text:p text:style-name="P22">“I love this season.” if <text:span text:style-name="Source_Text"><text:span text:style-name="NormalTok">graduationSemester</text:span></text:span> is <text:span text:style-name="Source_Text"><text:span text:style-name="NormalTok">Spring</text:span></text:span>;</text:p>
            </text:list-item>
            <text:list-item>
              <text:p text:style-name="P22">“That is in a long time!” if <text:span text:style-name="Source_Text"><text:span text:style-name="NormalTok">graduationYear</text:span></text:span> is greater than 2025; or</text:p>
            </text:list-item>
            <text:list-item>
              <text:p text:style-name="P22">“I hope you’ll have an in-person ceremony!” otherwise.</text:p>
            </text:list-item>
          </text:list>
          <text:p text:style-name="P21">Your program should display exactly one message.</text:p>
        </text:list-item>
        <text:list-item>
          <text:p text:style-name="P21">Assume we previously initialized a <text:span text:style-name="Source_Text"><text:span text:style-name="DataTypeTok">char</text:span></text:span> variable called <text:span text:style-name="Source_Text"><text:span text:style-name="NormalTok">myChar</text:span></text:span>. Write a series of statements that will display if the character is…</text:p>
          <text:list>
            <text:list-item>
              <text:p text:style-name="P22">Uppercase</text:p>
            </text:list-item>
            <text:list-item>
              <text:p text:style-name="P22">Lowercase</text:p>
            </text:list-item>
            <text:list-item>
              <text:p text:style-name="P22">A number</text:p>
            </text:list-item>
            <text:list-item>
              <text:p text:style-name="P22">or none of those.</text:p>
            </text:list-item>
          </text:list>
          <text:p text:style-name="P21">Your program should display exactly one message. Bonus: Make your message also display the ASCII value of the character.</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text:span text:style-name="NormalTok"><text:s text:c="1"/></text:span><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text:span text:style-name="T2">We’ll use the 24-hour clock, sometimes called </text:span>“<text:span text:style-name="T2">military time</text:span>”<text:span text:style-name="T2">.</text:span>) Assuming that an <text:span text:style-name="Source_Text"><text:span text:style-name="DataTypeTok">int</text:span></text:span> variable <text:span text:style-name="Source_Text"><text:span text:style-name="NormalTok">hour</text:span></text:span> has been initialized, write part of a program that would display on the screen “Good morning” if <text:span text:style-name="Source_Text"><text:span text:style-name="NormalTok">hours</text:span></text:span> is less than or equal to 12, and “Hello” otherwise.</text:p>
        </text:list-item>
        <text:list-item>
          <text:p text:style-name="P21">Assuming that <text:span text:style-name="Source_Text"><text:span text:style-name="NormalTok">myString</text:span></text:span> is a string variable, write a statement that prints “Hello, Melody!” if the value of <text:span text:style-name="Source_Text"><text:span text:style-name="NormalTok">myString</text:span></text:span> is equal to <text:span text:style-name="Source_Text"><text:span text:style-name="NormalTok">Melody</text:span></text:span>, and nothing otherwise.</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y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text:s text:c="1"/></text:span><text:span text:style-name="KeywordTok">if</text:span><text:span text:style-name="NormalTok"><text:s text:c="1"/></text:span><text:span text:style-name="OperatorTok">(</text:span><text:span text:style-name="KeywordTok">false</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Rewrite, if possible, the three following <text:span text:style-name="Source_Text"><text:span text:style-name="KeywordTok">if</text:span><text:span text:style-name="OperatorTok">-</text:span><text:span text:style-name="KeywordTok">else</text:span><text:span text:style-name="OperatorTok">-</text:span><text:span text:style-name="KeywordTok">if</text:span></text:span> statements as <text:span text:style-name="Source_Text"><text:span text:style-name="KeywordTok">switch</text:span></text:span> statements:</text:p>
          <text:p text:style-name="Preformatted_20_Text">
<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f'</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d'</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August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Ithaca"</text:span><text:span text:style-name="NormalTok"><text:s text:c="1"/></text:span><text:span text:style-name="OperatorTok">||</text:span><text:span text:style-name="NormalTok"><text:s text:c="1"/>myCity </text:span><text:span text:style-name="OperatorTok">==</text:span><text:span text:style-name="NormalTok"><text:s text:c="1"/></text:span><text:span text:style-name="StringTok">"Providenc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temp </text:span><text:span text:style-name="OperatorTok">==</text:span><text:span text:style-name="NormalTok"><text:s text:c="1"/></text:span><text:span text:style-name="FloatTok">1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t's read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gt;=</text:span><text:span text:style-name="NormalTok"><text:s text:c="1"/></text:span><text:span text:style-name="FloatTok">9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Almost ready!"</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have to wait."</text:span><text:span text:style-name="OperatorTok">);</text:span>
</text:p>
          <text:p text:style-name="Preformatted_20_Text">
<text:span text:style-name="OperatorTok">}</text:span>
</text:p>
          <text:p text:style-name="P21">If you think it is not possible or not feasible, explain why.</text:p>
        </text:list-item>
        <text:list-item>
          <text:p text:style-name="P21">Give an example of an <text:span text:style-name="Source_Text"><text:span text:style-name="KeywordTok">if</text:span></text:span> statement that could not be rewritten as a <text:span text:style-name="Source_Text"><text:span text:style-name="KeywordTok">switch</text:span></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23">Write a program that asks the user to write a country name and stores the user’s input into a string variable. Then, compare that string with <text:span text:style-name="Source_Text"><text:span text:style-name="StringTok">"france"</text:span></text:span>: if it is equal, then display at the screen <text:span text:style-name="Source_Text"><text:span text:style-name="StringTok">"Bienvenue en France !"</text:span></text:span>. Then, compare that string with <text:span text:style-name="Source_Text"><text:span text:style-name="StringTok">"usa"</text:span></text:span>: if it is equal, then display at the screen <text:span text:style-name="Source_Text"><text:span text:style-name="StringTok">"Welcome to the US!"</text:span></text:span>. If the string is different from both <text:span text:style-name="Source_Text"><text:span text:style-name="StringTok">"france"</text:span></text:span> and <text:span text:style-name="Source_Text"><text:span text:style-name="StringTok">"usa"</text:span></text:span>, then display at the screen <text:span text:style-name="Source_Text"><text:span text:style-name="StringTok">"Welcome to"</text:span></text:span> followed by the name of the country the user typed in. Can you think of two ways to implement this program, one using <text:span text:style-name="Source_Text"><text:span text:style-name="KeywordTok">if</text:span><text:span text:style-name="OperatorTok">-</text:span><text:span text:style-name="KeywordTok">else</text:span><text:span text:style-name="OperatorTok">-</text:span><text:span text:style-name="KeywordTok">if</text:span></text:span> statements, the other using <text:span text:style-name="Source_Text"><text:span text:style-name="KeywordTok">switch</text:span></text:span>?</text:p>
        </text:list-item>
        <text:list-item>
          <text:p text:style-name="P23">You want to write a small program for an on-line printing company. Your program should ask the user to chose a format (<draw:frame draw:style-name="fr1" text:anchor-type="as-char"><draw:object xlink:href="Formula-54/" xlink:type="simple" xlink:show="embed" xlink:actuate="onLoad"/></draw:frame> centimeters, or <draw:frame draw:style-name="fr1" text:anchor-type="as-char"><draw:object xlink:href="Formula-5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24">Printing a <draw:frame draw:style-name="fr1" text:anchor-type="as-char"><draw:object xlink:href="Formula-58/" xlink:type="simple" xlink:show="embed" xlink:actuate="onLoad"/></draw:frame> centimeters picture costs <draw:frame draw:style-name="fr1" text:anchor-type="as-char"><draw:object xlink:href="Formula-60/" xlink:type="simple" xlink:show="embed" xlink:actuate="onLoad"/></draw:frame>, printing a <draw:frame draw:style-name="fr1" text:anchor-type="as-char"><draw:object xlink:href="Formula-62/" xlink:type="simple" xlink:show="embed" xlink:actuate="onLoad"/></draw:frame> inches picture costs <draw:frame draw:style-name="fr1" text:anchor-type="as-char"><draw:object xlink:href="Formula-64/" xlink:type="simple" xlink:show="embed" xlink:actuate="onLoad"/></draw:frame>,</text:p>
            </text:list-item>
            <text:list-item>
              <text:p text:style-name="P24">A new customer gets a <draw:frame draw:style-name="fr1" text:anchor-type="as-char"><draw:object xlink:href="Formula-66/" xlink:type="simple" xlink:show="embed" xlink:actuate="onLoad"/></draw:frame> coupon if the order is more than <draw:frame draw:style-name="fr1" text:anchor-type="as-char"><draw:object xlink:href="Formula-68/" xlink:type="simple" xlink:show="embed" xlink:actuate="onLoad"/></draw:frame>,</text:p>
            </text:list-item>
            <text:list-item>
              <text:p text:style-name="P24">A <draw:frame draw:style-name="fr1" text:anchor-type="as-char"><draw:object xlink:href="Formula-70/" xlink:type="simple" xlink:show="embed" xlink:actuate="onLoad"/></draw:frame> discount is given if more than <draw:frame draw:style-name="fr1" text:anchor-type="as-char"><draw:object xlink:href="Formula-72/" xlink:type="simple" xlink:show="embed" xlink:actuate="onLoad"/></draw:frame> copies were ordered,</text:p>
            </text:list-item>
            <text:list-item>
              <text:p text:style-name="P24">The two previous offers can be cumulated.</text:p>
            </text:list-item>
          </text:list>
          <text:p text:style-name="P23">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74/" xlink:type="simple" xlink:show="embed" xlink:actuate="onLoad"/></draw:frame> discount!” if the user ordered more than <draw:frame draw:style-name="fr1" text:anchor-type="as-char"><draw:object xlink:href="Formula-76/" xlink:type="simple" xlink:show="embed" xlink:actuate="onLoad"/></draw:frame> copies. See below for examples of execution, where the user input is underlined, and hitting carriage return is represented by ↵.</text:p>
          <text:p text:style-name="P25">Enter 'c' for 10x15cm, anything else for 8x11in.</text:p>
          <text:p text:style-name="P26">c͟ ↵</text:p>
          <text:p text:style-name="P27">Is this your first time here? Type 'y' for 'yes'.</text:p>
          <text:p text:style-name="P28">y͟ ↵</text:p>
          <text:p text:style-name="P29">Enter a number of copies.</text:p>
          <text:p text:style-name="P30">9͟0͟ ↵</text:p>
          <text:p text:style-name="P31">Welcome!</text:p>
          <text:p text:style-name="P32">We cherish our new customers, so we are giving you a $3 discount!</text:p>
          <text:p text:style-name="P33">Your total is $13.50. You had a 10% discount!</text:p>
          <text:p text:style-name="P34">Enter 'c' for 10x15cm, anything else for 8x11in.</text:p>
          <text:p text:style-name="P35">p͟ ↵</text:p>
          <text:p text:style-name="P36">Is this your first time here? Type 'y' for 'yes'.</text:p>
          <text:p text:style-name="P37">N͟o͟t͟ ͟a͟t͟ ͟a͟l͟l͟↵</text:p>
          <text:p text:style-name="P38">Enter a number of copies.</text:p>
          <text:p text:style-name="P39">1͟2͟0͟ ↵</text:p>
          <text:p text:style-name="P40">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41">Assume you are given an un-assigned <text:span text:style-name="Source_Text"><text:span text:style-name="DataTypeTok">string</text:span></text:span> variable <text:span text:style-name="Source_Text"><text:span text:style-name="NormalTok">letterGrade</text:span></text:span>, and an already assigned <text:span text:style-name="Source_Text"><text:span text:style-name="DataTypeTok">float</text:span></text:span> variable <text:span text:style-name="Source_Text"><text:span text:style-name="NormalTok">numberGrade</text:span></text:span>. Write a small program that assigns <text:span text:style-name="Source_Text"><text:span text:style-name="StringTok">"A"</text:span></text:span> to <text:span text:style-name="Source_Text"><text:span text:style-name="NormalTok">letterGrade</text:span></text:span> if <text:span text:style-name="Source_Text"><text:span text:style-name="NormalTok">numberGrade</text:span></text:span> is between 100 and 90 (both included), <text:span text:style-name="Source_Text"><text:span text:style-name="StringTok">"B"</text:span></text:span> to <text:span text:style-name="Source_Text"><text:span text:style-name="NormalTok">letterGrade</text:span></text:span> if <text:span text:style-name="Source_Text"><text:span text:style-name="NormalTok">numberGrade</text:span></text:span> is between 90 (excluded) and 80 (included), etc., and <text:span text:style-name="Source_Text"><text:span text:style-name="StringTok">"Invalid data"</text:span></text:span> if <text:span text:style-name="Source_Text"><text:span text:style-name="NormalTok">numberGrade</text:span></text:span> is strictly lower than 0 or strictly greater than 100. Should you use a <text:span text:style-name="Source_Text"><text:span text:style-name="KeywordTok">switch</text:span></text:span> statement or a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text:p>
        </text:list-item>
        <text:list-item>
          <text:p text:style-name="P41">Given an <text:span text:style-name="Source_Text"><text:span text:style-name="DataTypeTok">int</text:span></text:span> variable <text:span text:style-name="Source_Text"><text:span text:style-name="NormalTok">counter</text:span></text:span>, write three statements to decrement its value by 1.</text:p>
        </text:list-item>
        <text:list-item>
          <text:p text:style-name="P41">What will be displayed on the screen?</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7</text:span><text:span text:style-name="OperatorTok">;</text:span>
</text:p>
          <text:p text:style-name="Preformatted_20_Text">
<text:span text:style-name="NormalTok">Console</text:span><text:span text:style-name="OperatorTok">.</text:span><text:span text:style-name="FunctionTok">WriteLine</text:span><text:span text:style-name="NormalTok"><text:s text:c="1"/></text:span><text:span text:style-name="OperatorTok">(</text:span><text:span text:style-name="NormalTok">x</text:span><text:span text:style-name="OperatorTok">++</text:span><text:span text:style-name="NormalTok"><text:s text:c="1"/></text:span><text:span text:style-name="OperatorTok">+</text:span><text:span text:style-name="StringTok">" and "</text:span><text:span text:style-name="OperatorTok">+</text:span><text:span text:style-name="NormalTok"><text:s text:c="1"/></text:span><text:span text:style-name="OperatorTok">--</text:span><text:span text:style-name="NormalTok">y</text:span><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2</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list-item>
        <text:list-item>
          <text:p text:style-name="P41">What will be displayed on the screen by the following program? Write the spaces and new line explicitly.</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gt;</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unt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7</text:span><text:span text:style-name="OperatorTok">)</text:span><text:span text:style-name="NormalTok"><text:s text:c="1"/></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Bingo"</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text:span text:style-name="NormalTok"><text:s text:c="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7</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list-item>
        <text:list-item>
          <text:p text:style-name="P41">What is input validation? Name a control structure that can be used to perform it. Why is it important?</text:p>
        </text:list-item>
        <text:list-item>
          <text:p text:style-name="P41">What do we name a variable that is increased by some value at every iteration of a loop, i.e., that keeps the running total?</text:p>
        </text:list-item>
        <text:list-item>
          <text:p text:style-name="P41">What is a sentinel value?</text:p>
        </text:list-item>
        <text:list-item>
          <text:p text:style-name="P41">Write a program that asks the user to enter a value between <draw:frame draw:style-name="fr1" text:anchor-type="as-char"><draw:object xlink:href="Formula-78/" xlink:type="simple" xlink:show="embed" xlink:actuate="onLoad"/></draw:frame> and <draw:frame draw:style-name="fr1" text:anchor-type="as-char"><draw:object xlink:href="Formula-80/" xlink:type="simple" xlink:show="embed" xlink:actuate="onLoad"/></draw:frame>, and asks again as long as the user enters integers outside that range.</text:p>
        </text:list-item>
        <text:list-item>
          <text:p text:style-name="P41">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41">Write a program containing a <text:span text:style-name="Source_Text"><text:span text:style-name="KeywordTok">while</text:span></text:span> loop that would display the numbers between -100 and 100 (both included) with a space between them when executed.</text:p>
        </text:list-item>
        <text:list-item>
          <text:p text:style-name="P41">Assume you are given an initialized <text:span text:style-name="Source_Text"><text:span text:style-name="DataTypeTok">string</text:span></text:span> variable <text:span text:style-name="Source_Text"><text:span text:style-name="NormalTok">name</text:span></text:span>, and a <text:span text:style-name="Source_Text"><text:span text:style-name="DataTypeTok">string</text:span></text:span> variable <text:span text:style-name="Source_Text"><text:span text:style-name="NormalTok">field</text:span></text:span>. Write a small program that assigns to <text:span text:style-name="Source_Text"><text:span text:style-name="NormalTok">field</text:span></text:span></text:p>
          <text:list text:style-name="L14">
            <text:list-item>
              <text:p text:style-name="P42">“CS” if <text:span text:style-name="Source_Text"><text:span text:style-name="NormalTok">name</text:span></text:span> is “Turing” or “Liskov”,</text:p>
            </text:list-item>
            <text:list-item>
              <text:p text:style-name="P42">“Math.” if <text:span text:style-name="Source_Text"><text:span text:style-name="NormalTok">name</text:span></text:span> is “Aryabhata” or “Noether”,</text:p>
            </text:list-item>
            <text:list-item>
              <text:p text:style-name="P42">“Unknown” otherwise.</text:p>
            </text:list-item>
          </text:list>
        </text:list-item>
        <text:list-item>
          <text:p text:style-name="P41">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43">Write a <text:span text:style-name="Source_Text"><text:span text:style-name="KeywordTok">switch</text:span></text:span> statement that calculates the number of days in a particular month. You should assume that you are given already assigned <text:span text:style-name="Source_Text"><text:span text:style-name="NormalTok">month</text:span></text:span> and <text:span text:style-name="Source_Text"><text:span text:style-name="NormalTok">year</text:span></text:span> <text:span text:style-name="Source_Text"><text:span text:style-name="DataTypeTok">int</text:span></text:span> variables, and that your program should set an already declared <text:span text:style-name="Source_Text"><text:span text:style-name="DataTypeTok">int</text:span></text:span> <text:span text:style-name="Source_Text"><text:span text:style-name="NormalTok">numberOfDays</text:span></text:span> variable to 28, 29, 30 or 31 depending on the month / year combination. Your program should start with a <text:span text:style-name="Source_Text"><text:span text:style-name="KeywordTok">switch</text:span></text:span> matching <text:span text:style-name="Source_Text"><text:span text:style-name="NormalTok">month</text:span></text:span> against certain values, and, if <text:span text:style-name="Source_Text"><text:span text:style-name="NormalTok">month</text:span></text:span> is 2, uses an <text:span text:style-name="Source_Text"><text:span text:style-name="KeywordTok">if</text:span></text:span> statement to decide whenever the number of days is 28 or 29. You can use something like</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
</text:p>
          <text:p text:style-name="Preformatted_20_Text">
<text:span text:style-name="NormalTok"><text:s text:c="4"/></text:span><text:span text:style-name="KeywordTok">case</text:span><text:span text:style-name="NormalTok"><text:s text:c="1"/></text:span><text:span text:style-name="OperatorTok">(</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
</text:p>
          <text:p text:style-name="Preformatted_20_Text">
<text:span text:style-name="NormalTok"><text:s text:c="8"/>…</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
</text:p>
          <text:p text:style-name="Preformatted_20_Text">
<text:span text:style-name="OperatorTok">}</text:span>
</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44">Write a statement that creates a 10-element <text:span text:style-name="Source_Text"><text:span text:style-name="DataTypeTok">int</text:span></text:span> array named <text:span text:style-name="Source_Text"><text:span text:style-name="NormalTok">numbers</text:span></text:span>.</text:p>
        </text:list-item>
        <text:list-item>
          <text:p text:style-name="P44">In the following, what is the value of the size declarator? What is the value of the index?</text:p>
          <text:p text:style-name="Preformatted_20_Text">
<text:span text:style-name="DataTypeTok">int</text:span><text:span text:style-name="OperatorTok">[]</text:span><text:span text:style-name="NormalTok"><text:s text:c="1"/>numbers</text:span><text:span text:style-name="OperatorTok">;</text:span>
</text:p>
          <text:p text:style-name="Preformatted_20_Text">
<text:span text:style-name="NormalTok">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8</text:span><text:span text:style-name="OperatorTok">];</text:span>
</text:p>
          <text:p text:style-name="Preformatted_20_Text">
<text:span text:style-name="NormalTok">number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9</text:span><text:span text:style-name="OperatorTok">;</text:span>
</text:p>
        </text:list-item>
        <text:list-item>
          <text:p text:style-name="P44">What is wrong with the following array declaration?</text:p>
          <text:p text:style-name="Preformatted_20_Text">
<text:span text:style-name="DataTypeTok">int</text:span><text:span text:style-name="OperatorTok">[]</text:span><text:span text:style-name="NormalTok"><text:s text:c="1"/>book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text:span><text:span text:style-name="OperatorTok">];</text:span>
</text:p>
        </text:list-item>
        <text:list-item>
          <text:p text:style-name="P44">Draw the content of the <text:span text:style-name="Source_Text"><text:span text:style-name="NormalTok">scores</text:span></text:span> array once those statements have been executed.</text:p>
          <text:p text:style-name="Preformatted_20_Text">
<text:span text:style-name="DataTypeTok">int</text:span><text:span text:style-name="OperatorTok">[]</text:span><text:span text:style-name="NormalTok"><text:s text:c="1"/>scor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3</text:span><text:span text:style-name="OperatorTok">];</text:span>
</text:p>
          <text:p text:style-name="Preformatted_20_Text">
<text:span text:style-name="NormalTok">scores</text:span><text:span text:style-name="OperatorTok">[</text:span><text:span text:style-name="DecValTok">0</text:span><text:span text:style-name="OperatorTok">]</text:span><text:span text:style-name="NormalTok"><text:s text:c="1"/></text:span><text:span text:style-name="OperatorTok">=</text:span><text:span text:style-name="NormalTok"><text:s text:c="1"/></text:span><text:span text:style-name="DecValTok">13</text:span><text:span text:style-name="OperatorTok">;</text:span>
</text:p>
          <text:p text:style-name="Preformatted_20_Text">
<text:span text:style-name="NormalTok">scores</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25</text:span><text:span text:style-name="OperatorTok">;</text:span>
</text:p>
        </text:list-item>
        <text:list-item>
          <text:p text:style-name="P44">What will be displayed on the screen by the following program?</text:p>
          <text:p text:style-name="Preformatted_20_Text">
<text:span text:style-name="KeywordTok">for</text:span><text:span text:style-name="NormalTok"><text:s text:c="1"/></text:span><text:span text:style-name="OperatorTok">(</text:span><text:span text:style-name="DataTypeTok">int</text:span><text:span text:style-name="NormalTok"><text:s text:c="1"/>num </text:span><text:span text:style-name="OperatorTok">=</text:span><text:span text:style-name="NormalTok"><text:s text:c="1"/></text:span><text:span text:style-name="DecValTok">3</text:span><text:span text:style-name="NormalTok"><text:s text:c="1"/></text:span><text:span text:style-name="OperatorTok">;</text:span><text:span text:style-name="NormalTok"><text:s text:c="1"/>num </text:span><text:span text:style-name="OperatorTok">&lt;=</text:span><text:span text:style-name="NormalTok"><text:s text:c="1"/></text:span><text:span text:style-name="DecValTok">5</text:span><text:span text:style-name="NormalTok"><text:s text:c="1"/></text:span><text:span text:style-name="OperatorTok">;</text:span><text:span text:style-name="NormalTok"><text:s text:c="1"/>num</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num </text:span><text:span text:style-name="OperatorTok">+</text:span><text:span text:style-name="NormalTok"><text:s text:c="1"/></text:span><text:span text:style-name="StringTok">" "</text:span><text:span text:style-name="OperatorTok">);</text:span>
</text:p>
        </text:list-item>
        <text:list-item>
          <text:p text:style-name="P44">Write a ‘for’ loop that displays on the screen the sequence “1,  2,  3,  4,  5,  6,  7,  8,  9,  10, ”.</text:p>
        </text:list-item>
        <text:list-item>
          <text:p text:style-name="P44">Write a ‘for’ loop that displays on the screen the sequence “1,  2,  3,  4,  5,  6,  7,  8,  9,  10”, (note that there is no comma after 10).</text:p>
        </text:list-item>
        <text:list-item>
          <text:p text:style-name="P44">Write a ‘for’ loop that displays on the screen the sequence “1 3 5 7 9 ”.</text:p>
        </text:list-item>
        <text:list-item>
          <text:p text:style-name="P44">Given an <text:span text:style-name="Source_Text"><text:span text:style-name="DataTypeTok">int</text:span></text:span> variable <text:span text:style-name="Source_Text"><text:span text:style-name="NormalTok">myVar</text:span></text:span> initialized with a positive value, write a loop that sums the integers between 0 and <text:span text:style-name="Source_Text"><text:span text:style-name="NormalTok">myVar</text:span></text:span> (i.e., <draw:frame draw:style-name="fr1" text:anchor-type="as-char"><draw:object xlink:href="Formula-82/" xlink:type="simple" xlink:show="embed" xlink:actuate="onLoad"/></draw:frame>).</text:p>
        </text:list-item>
        <text:list-item>
          <text:p text:style-name="P44">Consider the following code:</text:p>
          <text:p text:style-name="Preformatted_20_Text">
<text:span text:style-name="KeywordTok">for</text:span><text:span text:style-name="NormalTok"><text:s text:c="1"/></text:span><text:span text:style-name="OperatorTok">(</text:span><text:span text:style-name="DataTypeTok">int</text:span><text:span text:style-name="NormalTok"><text:s text:c="1"/>y </text:span><text:span text:style-name="OperatorTok">=</text:span><text:span text:style-name="NormalTok"><text:s text:c="1"/></text:span><text:span text:style-name="DecValTok">1</text:span><text:span text:style-name="OperatorTok">;</text:span><text:span text:style-name="NormalTok"><text:s text:c="1"/>y </text:span><text:span text:style-name="OperatorTok">&lt;=</text:span><text:span text:style-name="NormalTok"><text:s text:c="1"/></text:span><text:span text:style-name="DecValTok">3</text:span><text:span text:style-name="OperatorTok">;</text:span><text:span text:style-name="NormalTok"><text:s text:c="1"/>y</text:span><text:span text:style-name="OperatorTok">++)</text:span>
</text:p>
          <text:p text:style-name="Preformatted_20_Text">
<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z </text:span><text:span text:style-name="OperatorTok">=</text:span><text:span text:style-name="NormalTok"><text:s text:c="1"/></text:span><text:span text:style-name="DecValTok">1</text:span><text:span text:style-name="OperatorTok">;</text:span><text:span text:style-name="NormalTok"><text:s text:c="1"/>z </text:span><text:span text:style-name="OperatorTok">&lt;</text:span><text:span text:style-name="NormalTok"><text:s text:c="1"/></text:span><text:span text:style-name="DecValTok">5</text:span><text:span text:style-name="OperatorTok">;</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Scene "</text:span><text:span text:style-name="NormalTok"><text:s text:c="1"/></text:span><text:span text:style-name="OperatorTok">+</text:span><text:span text:style-name="NormalTok"><text:s text:c="1"/>y </text:span><text:span text:style-name="OperatorTok">+</text:span><text:span text:style-name="NormalTok"><text:s text:c="1"/></text:span><text:span text:style-name="StringTok">", take "</text:span><text:span text:style-name="NormalTok"><text:s text:c="1"/></text:span><text:span text:style-name="OperatorTok">+</text:span><text:span text:style-name="NormalTok"><text:s text:c="1"/>z </text:span><text:span text:style-name="OperatorTok">+</text:span><text:span text:style-name="NormalTok"><text:s text:c="1"/></text:span><text:span text:style-name="StringTok">". "</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OperatorTok">}</text:span>
</text:p>
          <text:p text:style-name="P44">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44">Which of the following are pre-test loops? <text:span text:style-name="Source_Text"><text:span text:style-name="KeywordTok">do</text:span><text:span text:style-name="NormalTok"><text:s text:c="1"/></text:span><text:span text:style-name="KeywordTok">while</text:span></text:span>, <text:span text:style-name="Source_Text"><text:span text:style-name="KeywordTok">switch</text:span></text:span>, <text:span text:style-name="Source_Text"><text:span text:style-name="KeywordTok">while</text:span></text:span>, <text:span text:style-name="Source_Text"><text:span text:style-name="KeywordTok">for</text:span></text:span> and <text:span text:style-name="Source_Text"><text:span text:style-name="KeywordTok">if</text:span><text:span text:style-name="OperatorTok">-</text:span><text:span text:style-name="KeywordTok">else</text:span><text:span text:style-name="OperatorTok">-</text:span><text:span text:style-name="KeywordTok">if</text:span></text:span>.</text:p>
        </text:list-item>
        <text:list-item>
          <text:p text:style-name="P44">What will be displayed on the screen by the following code?</text:p>
          <text:p text:style-name="Preformatted_20_Text">
<text:span text:style-name="DataTypeTok">int</text:span><text:span text:style-name="OperatorTok">[]</text:span><text:span text:style-name="NormalTok"><text:s text:c="1"/>valu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6</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0</text:span><text:span text:style-name="NormalTok"><text:s text:c="1"/></text:span><text:span text:style-name="OperatorTok">;</text:span><text:span text:style-name="NormalTok"><text:s text:c="1"/>i </text:span><text:span text:style-name="OperatorTok">&lt;</text:span><text:span text:style-name="NormalTok"><text:s text:c="1"/></text:span><text:span text:style-name="DecValTok">6</text:span><text:span text:style-name="NormalTok"><text:s text:c="1"/></text:span><text:span text:style-name="OperatorTok">;</text:span><text:span text:style-name="NormalTok"><text:s text:c="1"/>i</text:span><text:span text:style-name="OperatorTok">++)</text:span>
</text:p>
          <text:p text:style-name="Preformatted_20_Text">
<text:span text:style-name="NormalTok"><text:s text:c="4"/>values</text:span><text:span text:style-name="OperatorTok">[</text:span><text:span text:style-name="NormalTok">i</text:span><text:span text:style-name="OperatorTok">]</text:span><text:span text:style-name="NormalTok"><text:s text:c="1"/></text:span><text:span text:style-name="OperatorTok">=</text:span><text:span text:style-name="NormalTok"><text:s text:c="1"/></text:span><text:span text:style-name="OperatorTok">(</text:span><text:span text:style-name="NormalTok">i</text:span><text:span text:style-name="OperatorTok">*</text:span><text:span text:style-name="DecValTok">2</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j </text:span><text:span text:style-name="KeywordTok">in</text:span><text:span text:style-name="NormalTok"><text:s text:c="1"/>valu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j</text:span><text:span text:style-name="OperatorTok">);</text:span>
</text:p>
        </text:list-item>
        <text:list-item>
          <text:p text:style-name="P44">Suppose we are given an <text:span text:style-name="Source_Text"><text:span text:style-name="DataTypeTok">int</text:span></text:span> array <text:span text:style-name="Source_Text"><text:span text:style-name="NormalTok">dailyPushUp</text:span></text:span> with 7 elements. Write a piece of code that display the value of the elements stored in the array <text:span text:style-name="Source_Text"><text:span text:style-name="NormalTok">dailyPushUp</text:span></text:span>.</text:p>
        </text:list-item>
        <text:list-item>
          <text:p text:style-name="P44">What is “array bounds checking”? When does it happen?</text:p>
        </text:list-item>
        <text:list-item>
          <text:p text:style-name="P44">What would be the size of the <text:span text:style-name="Source_Text"><text:span text:style-name="NormalTok">test</text:span></text:span> array after the following statement has been executed?</text:p>
          <text:p text:style-name="Preformatted_20_Text">
<text:span text:style-name="DataTypeTok">int</text:span><text:span text:style-name="OperatorTok">[]</text:span><text:span text:style-name="NormalTok"><text:s text:c="1"/>test </text:span><text:span text:style-name="OperatorTok">=</text:span><text:span text:style-name="NormalTok"><text:s text:c="1"/></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text:span text:style-name="NormalTok"><text:s text:c="1"/></text:span><text:span text:style-name="DecValTok">0</text:span><text:span text:style-name="OperatorTok">,</text:span><text:span text:style-name="NormalTok"><text:s text:c="1"/></text:span><text:span text:style-name="DecValTok">9</text:span><text:span text:style-name="OperatorTok">};</text:span>
</text:p>
        </text:list-item>
        <text:list-item>
          <text:p text:style-name="P44">What is the difference, if any, between the following two statements?</text:p>
          <text:p text:style-name="Preformatted_20_Text">
<text:span text:style-name="DataTypeTok">int</text:span><text:span text:style-name="OperatorTok">[]</text:span><text:span text:style-name="NormalTok"><text:s text:c="1"/>num</text:span><text:span text:style-name="OperatorTok">,</text:span><text:span text:style-name="NormalTok"><text:s text:c="1"/>scores</text:span><text:span text:style-name="OperatorTok">;</text:span>
</text:p>
          <text:p text:style-name="Preformatted_20_Text">
<text:span text:style-name="DataTypeTok">int</text:span><text:span text:style-name="NormalTok"><text:s text:c="1"/>num</text:span><text:span text:style-name="OperatorTok">[],</text:span><text:span text:style-name="NormalTok"><text:s text:c="1"/>scores</text:span><text:span text:style-name="OperatorTok">;</text:span>
</text:p>
        </text:list-item>
        <text:list-item>
          <text:p text:style-name="P44">Write a statement that creates and initializes a <text:span text:style-name="Source_Text"><text:span text:style-name="DataTypeTok">double</text:span></text:span> array with the values 12.5, 89.0 and 3.24.</text:p>
        </text:list-item>
        <text:list-item>
          <text:p text:style-name="P44">What is the value of <text:span text:style-name="Source_Text"><text:span text:style-name="NormalTok">count</text:span></text:span> and the content of <text:span text:style-name="Source_Text"><text:span text:style-name="NormalTok">number</text:span></text:span> once the following has been executed?</text:p>
          <text:p text:style-name="Preformatted_20_Text">
<text:span text:style-name="DataTypeTok">int</text:span><text:span text:style-name="NormalTok"><text:s text:c="1"/>count</text:span><text:span text:style-name="OperatorTok">=</text:span><text:span text:style-name="DecValTok">2</text:span><text:span text:style-name="OperatorTok">;</text:span>
</text:p>
          <text:p text:style-name="Preformatted_20_Text">
<text:span text:style-name="DataTypeTok">int</text:span><text:span text:style-name="OperatorTok">[]</text:span><text:span text:style-name="NormalTok"><text:s text:c="1"/>number</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
</text:p>
          <text:p text:style-name="Preformatted_20_Text">
<text:span text:style-name="NormalTok">number</text:span><text:span text:style-name="OperatorTok">[</text:span><text:span text:style-name="NormalTok">count</text:span><text:span text:style-name="OperatorTok">--]</text:span><text:span text:style-name="NormalTok"><text:s text:c="1"/></text:span><text:span text:style-name="OperatorTok">=</text:span><text:span text:style-name="NormalTok"><text:s text:c="1"/></text:span><text:span text:style-name="DecValTok">8</text:span><text:span text:style-name="OperatorTok">;</text:span>
</text:p>
          <text:p text:style-name="Preformatted_20_Text">
<text:span text:style-name="NormalTok">number</text:span><text:span text:style-name="OperatorTok">[</text:span><text:span text:style-name="NormalTok">count</text:span><text:span text:style-name="OperatorTok">]--;</text:span>
</text:p>
        </text:list-item>
        <text:list-item>
          <text:p text:style-name="P44">Suppose we have an array named <text:span text:style-name="Source_Text"><text:span text:style-name="NormalTok">temp</text:span></text:span> that has been declared and initialized. How can we get the number of elements in this array?</text:p>
        </text:list-item>
        <text:list-item>
          <text:p text:style-name="P44">Describe what the following code would do.</text:p>
          <text:p text:style-name="Preformatted_20_Text">
<text:span text:style-name="DataTypeTok">int</text:span><text:span text:style-name="OperatorTok">[]</text:span><text:span text:style-name="NormalTok"><text:s text:c="1"/>record </text:span><text:span text:style-name="OperatorTok">=</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DecValTok">8</text:span><text:span text:style-name="OperatorTok">,</text:span><text:span text:style-name="NormalTok"><text:s text:c="1"/></text:span><text:span text:style-name="DecValTok">11</text:span><text:span text:style-name="NormalTok"><text:s text:c="1"/></text:span><text:span text:style-name="OperatorTok">};</text:span>
</text:p>
          <text:p text:style-name="Preformatted_20_Text">
<text:span text:style-name="DataTypeTok">int</text:span><text:span text:style-name="NormalTok"><text:s text:c="1"/>accumulator </text:span><text:span text:style-name="OperatorTok">=</text:span><text:span text:style-name="NormalTok"><text:s text:c="1"/></text:span><text:span text:style-name="DecValTok">0</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i </text:span><text:span text:style-name="KeywordTok">in</text:span><text:span text:style-name="NormalTok"><text:s text:c="1"/>record</text:span><text:span text:style-name="OperatorTok">)</text:span>
</text:p>
          <text:p text:style-name="Preformatted_20_Text">
<text:span text:style-name="NormalTok"><text:s text:c="4"/>accumulator </text:span><text:span text:style-name="OperatorTok">+=</text:span><text:span text:style-name="NormalTok"><text:s text:c="1"/>i</text:span><text:span text:style-name="OperatorTok">;</text:span>
</text:p>
        </text:list-item>
        <text:list-item>
          <text:p text:style-name="P44">Assuming we have two <text:span text:style-name="Source_Text"><text:span text:style-name="DataTypeTok">int</text:span></text:span> arrays of the same size, <text:span text:style-name="Source_Text"><text:span text:style-name="NormalTok">firstA</text:span></text:span> and <text:span text:style-name="Source_Text"><text:span text:style-name="NormalTok">secondA</text:span></text:span>, write a program that copies the content of <text:span text:style-name="Source_Text"><text:span text:style-name="NormalTok">firstA</text:span></text:span> into <text:span text:style-name="Source_Text"><text:span text:style-name="NormalTok">secondA</text:span></text:span>.</text:p>
        </text:list-item>
        <text:list-item>
          <text:p text:style-name="P44">Assuming we are given an <text:span text:style-name="Source_Text"><text:span text:style-name="DataTypeTok">int</text:span></text:span> array named <text:span text:style-name="Source_Text"><text:span text:style-name="NormalTok">arrayF</text:span></text:span>, write a program that adds one to each of its elements. That is, if <text:span text:style-name="Source_Text"><text:span text:style-name="NormalTok">arrayF</text:span></text:span> contains 3, 5, 7 and -2 before your program is executed, it should then contain 4, 6, 8 and -1 after your program was executed.</text:p>
        </text:list-item>
        <text:list-item>
          <text:p text:style-name="P44">Assuming we are given an <text:span text:style-name="Source_Text"><text:span text:style-name="DataTypeTok">int</text:span></text:span> array named <text:span text:style-name="Source_Text"><text:span text:style-name="NormalTok">arrayF</text:span></text:span>, write a program that displays the product of its elements. That is, if <text:span text:style-name="Source_Text"><text:span text:style-name="NormalTok">arrayF</text:span></text:span> contains 2, 3 and -1, then your program should display -6.</text:p>
        </text:list-item>
        <text:list-item>
          <text:p text:style-name="P44">Write a static method (header included) that takes as argument an <text:span text:style-name="Source_Text"><text:span text:style-name="DataTypeTok">int</text:span></text:span> array, and display on the screen the value of each element of that array.</text:p>
        </text:list-item>
        <text:list-item>
          <text:p text:style-name="P44">Write a static method (header included) that takes as argument an <text:span text:style-name="Source_Text"><text:span text:style-name="DataTypeTok">int</text:span></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2">examples</text:span>, to help you practise. They were given at week 4 and 7.</text:p>
      <text:h text:style-name="Heading_20_2" text:outline-level="2"><text:bookmark-start text:name="quiz-1"/>Quiz 1<text:bookmark-end text:name="quiz-1"/></text:h>
      <text:list text:style-name="L17">
        <text:list-item>
          <text:p text:style-name="P45">(3 pts) List three keywords.</text:p>
        </text:list-item>
        <text:list-item>
          <text:p text:style-name="P45">(4pts) Circle the correct identifiers:</text:p>
          <text:list text:style-name="L18">
            <text:list-item>
              <text:p text:style-name="P46"><text:span text:style-name="Source_Text">%Rate</text:span></text:p>
            </text:list-item>
            <text:list-item>
              <text:p text:style-name="P46"><text:span text:style-name="Source_Text">static</text:span></text:p>
            </text:list-item>
            <text:list-item>
              <text:p text:style-name="P46"><text:span text:style-name="Source_Text">my-variable</text:span></text:p>
            </text:list-item>
            <text:list-item>
              <text:p text:style-name="P46"><text:span text:style-name="Source_Text">User.Input</text:span></text:p>
            </text:list-item>
            <text:list-item>
              <text:p text:style-name="P46"><text:span text:style-name="Source_Text">YoUrNaMe21</text:span></text:p>
            </text:list-item>
            <text:list-item>
              <text:p text:style-name="P46"><text:span text:style-name="Source_Text">test_train</text:span></text:p>
            </text:list-item>
            <text:list-item>
              <text:p text:style-name="P46"><text:span text:style-name="Source_Text">_myIdentifier</text:span></text:p>
            </text:list-item>
          </text:list>
        </text:list-item>
        <text:list-item>
          <text:p text:style-name="P45">(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45">(4 pts) Write a statement that would display, “Hi Mom!” (<text:span text:style-name="T2">with</text:span> the quotes) followed by a new line on the screen.</text:p>
        </text:list-item>
        <text:list-item>
          <text:p text:style-name="P45">(5 pts) Write a series of statements that would</text:p>
          <text:list>
            <text:list-item>
              <text:p text:style-name="P46">declare an <text:span text:style-name="Source_Text"><text:span text:style-name="DataTypeTok">int</text:span></text:span> variable called “myAge”,</text:p>
            </text:list-item>
            <text:list-item>
              <text:p text:style-name="P46">assign your age to that variable,</text:p>
            </text:list-item>
            <text:list-item>
              <text:p text:style-name="P46">display “My age is”, the value of the “myAge” variable, a period, and finally a new line.</text:p>
            </text:list-item>
          </text:list>
        </text:list-item>
        <text:list-item>
          <text:p text:style-name="P45">(Bonus) Give examples of situations where the adage “<text:span text:style-name="T2">Spaces and new lines do not matter in programs</text:span>” is actually erroneous.</text:p>
        </text:list-item>
      </text:list>
      <text:h text:style-name="Heading_20_2" text:outline-level="2"><text:bookmark-start text:name="quiz-2"/>Quiz 2<text:bookmark-end text:name="quiz-2"/></text:h>
      <text:list text:style-name="L19">
        <text:list-item>
          <text:p text:style-name="P47">(2 pts) What is the relational operator used to determine whenever two values are equal?</text:p>
        </text:list-item>
        <text:list-item>
          <text:p text:style-name="P47">(2 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yourName</text:span></text:span> is different from <text:span text:style-name="Source_Text"><text:span text:style-name="StringTok">"Marc"</text:span></text:span> and <text:span text:style-name="Source_Text"><text:span text:style-name="StringTok">"Mark"</text:span></text:span>.</text:p>
        </text:list-item>
        <text:list-item>
          <text:p text:style-name="P47">(5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10 (excluded) and 10 (included).</text:p>
        </text:list-item>
        <text:list-item>
          <text:p text:style-name="P47">(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5</text:span><text:span text:style-name="OperatorTok">,</text:span><text:span text:style-name="NormalTok"><text:s text:c="1"/>y </text:span><text:span text:style-name="OperatorTok">=</text:span><text:span text:style-name="NormalTok"><text:s text:c="1"/></text:span><text:span text:style-name="DecValTok">1</text:span><text:span text:style-name="OperatorTok">,</text:span><text:span text:style-name="NormalTok"><text:s text:c="1"/>z </text:span><text:span text:style-name="OperatorTok">=</text:span><text:span text:style-name="NormalTok"><text:s text:c="1"/></text:span><text:span text:style-name="DecValTok">2</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text:span><text:span text:style-name="NormalTok"><text:s text:c="1"/>z </text:span><text:span text:style-name="OperatorTok">||</text:span><text:span text:style-name="NormalTok"><text:s text:c="1"/>y </text:span><text:span text:style-name="OperatorTok">&lt;</text:span><text:span text:style-name="NormalTok"><text:s text:c="1"/>z </text:span><text:span text:style-name="OperatorTok">)</text:span><text:span text:style-name="NormalTok"><text:s text:c="1"/></text:span><text:span text:style-name="OperatorTok">{</text:span><text:span text:style-name="NormalTok">x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z </text:span><text:span text:style-name="OperatorTok">&gt;</text:span><text:span text:style-name="NormalTok"><text:s text:c="1"/>y</text:span><text:span text:style-name="OperatorTok">)</text:span><text:span text:style-name="NormalTok"><text:s text:c="1"/></text:span><text:span text:style-name="OperatorTok">{</text:span><text:span text:style-name="KeywordTok">if</text:span><text:span text:style-name="NormalTok"><text:s text:c="1"/></text:span><text:span text:style-name="OperatorTok">(</text:span><text:span text:style-name="NormalTok">z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text:span text:style-name="NormalTok"><text:s text:c="1"/></text:span><text:span text:style-name="KeywordTok">else</text:span><text:span text:style-name="NormalTok"><text:s text:c="1"/></text:span><text:span text:style-name="OperatorTok">{</text:span><text:span text:style-name="NormalTok">x </text:span><text:span text:style-name="OperatorTok">=</text:span><text:span text:style-name="NormalTok"><text:s text:c="1"/>y </text:span><text:span text:style-name="OperatorTok">+</text:span><text:span text:style-name="NormalTok"><text:s text:c="1"/>z</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47">(8 pts) Assume we initialized a <text:span text:style-name="Source_Text"><text:span text:style-name="DataTypeTok">string</text:span></text:span> variable named <text:span text:style-name="Source_Text"><text:span text:style-name="NormalTok">month</text:span></text:span> and a <text:span text:style-name="Source_Text"><text:span text:style-name="DataTypeTok">double</text:span></text:span> variable named <text:span text:style-name="Source_Text"><text:span text:style-name="NormalTok">temperature</text:span></text:span>. Write a series of statements that will display <text:span text:style-name="T2">exactly</text:span> one of the following messages: “What a nice summer day!” if <text:span text:style-name="Source_Text"><text:span text:style-name="NormalTok">month</text:span></text:span> is “July” and <text:span text:style-name="Source_Text"><text:span text:style-name="NormalTok">temperature</text:span></text:span> is less than 90 (included); “Better wear a jacket” if <text:span text:style-name="Source_Text"><text:span text:style-name="NormalTok">temperature</text:span></text:span> is between 45 and 60 (both included); “Happy holidays!” if <text:span text:style-name="Source_Text"><text:span text:style-name="NormalTok">month</text:span></text:span> is “December”; or “Have a nice day” otherwise.</text:p>
        </text:list-item>
        <text:list-item>
          <text:p text:style-name="P47">(Bonus) Give a program that displays “Leap year” if a <text:span text:style-name="Source_Text"><text:span text:style-name="NormalTok">year</text:span></text:span> variable is</text:p>
          <text:list>
            <text:list-item>
              <text:p text:style-name="P47">divisible by 4; and</text:p>
            </text:list-item>
            <text:list-item>
              <text:p text:style-name="P47">not divisible by 100, unless it is also divisible by 400.</text:p>
            </text:list-item>
          </text:list>
          <text:p text:style-name="P47">Your program should correctly identify 2000 and 2400 as leap years, and 1800, 1900, 2100, 2200, 2300, or 2500 as <text:span text:style-name="T2">not</text:span> leap years.</text:p>
        </text:list-item>
      </text:list>
      <text:h text:style-name="Heading_20_2" text:outline-level="2"><text:bookmark-start text:name="quiz-3"/>Quiz 3<text:bookmark-end text:name="quiz-3"/></text:h>
      <text:list text:style-name="L20">
        <text:list-item>
          <text:p text:style-name="P48">(7 pts) Write a <text:span text:style-name="Source_Text"><text:span text:style-name="KeywordTok">switch</text:span></text:span> statement that sets a <text:span text:style-name="Source_Text"><text:span text:style-name="DataTypeTok">decimal</text:span></text:span> <text:span text:style-name="Source_Text"><text:span text:style-name="NormalTok">price</text:span></text:span> variable to 1.50 if a string variable <text:span text:style-name="Source_Text"><text:span text:style-name="NormalTok">iceCreamFlavor</text:span></text:span> contains <text:span text:style-name="Source_Text"><text:span text:style-name="StringTok">"vanilla"</text:span></text:span>, 1.75 if it contains <text:span text:style-name="Source_Text"><text:span text:style-name="StringTok">"chocolate"</text:span></text:span> or <text:span text:style-name="Source_Text"><text:span text:style-name="StringTok">"mint"</text:span></text:span>, and -1 otherwise.</text:p>
        </text:list-item>
        <text:list-item>
          <text:p text:style-name="P48">(2 pts) Write a statement that applies the increment operator in prefix position to a variable <text:span text:style-name="Source_Text"><text:span text:style-name="NormalTok">test</text:span></text:span>.</text:p>
        </text:list-item>
        <text:list-item>
          <text:p text:style-name="P48">(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10</text:span><text:span text:style-name="OperatorTok">;</text:span>
</text:p>
          <text:p text:style-name="Preformatted_20_Text">
<text:span text:style-name="NormalTok">x</text:span><text:span text:style-name="OperatorTok">--;</text:span>
</text:p>
          <text:p text:style-name="Preformatted_20_Text">
<text:span text:style-name="KeywordTok">while</text:span><text:span text:style-name="OperatorTok">(</text:span><text:span text:style-name="NormalTok">x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OperatorTok">}</text:span>
</text:p>
        </text:list-item>
        <text:list-item>
          <text:p text:style-name="P48">(8 pts) Write a <text:span text:style-name="Source_Text"><text:span text:style-name="KeywordTok">while</text:span></text:span> loop that displays “1 2 3 4 5 6 7 8 9 10 11 12 13” (spaces included!) at the screen.</text:p>
        </text:list-item>
        <text:list-item>
          <text:p text:style-name="P48">(+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4:23Z</meta:creation-date>
    <dc:date>2024-03-27T23:14:23Z</dc:date>
    <meta:user-defined meta:name="date" meta:value-type="string">March  27, 2024 (07:1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i>−</mi>
        <mn>2</mn>
        <mo stretchy="true" form="postfix">)</mo>
      </mrow>
      <mo stretchy="true" form="postfix">)</mo>
    </mrow>
    <mo>×</mo>
    <mn>2</mn>
  </mrow>
</math>
</file>

<file path=Formula-24/content.xml><?xml version="1.0" encoding="utf-8"?>
<math xmlns="http://www.w3.org/1998/Math/MathML" display="inline">
  <mrow>
    <mo>=</mo>
    <mrow>
      <mo stretchy="true" form="prefix">(</mo>
      <mi>−</mi>
      <mn>3.5</mn>
      <mo stretchy="true" form="postfix">)</mo>
    </mrow>
    <mo>×</mo>
    <mn>2</mn>
  </mrow>
</math>
</file>

<file path=Formula-26/content.xml><?xml version="1.0" encoding="utf-8"?>
<math xmlns="http://www.w3.org/1998/Math/MathML" display="inline">
  <mrow>
    <mo>=</mo>
    <mi>−</mi>
    <mn>7</mn>
  </mrow>
</math>
</file>

<file path=Formula-28/content.xml><?xml version="1.0" encoding="utf-8"?>
<math xmlns="http://www.w3.org/1998/Math/MathML" display="inline">
  <mrow>
    <mn>2</mn>
    <mo>−</mo>
    <mrow>
      <mo stretchy="true" form="prefix">(</mo>
      <mn>4</mn>
      <mo>*</mo>
      <mn>8</mn>
      <mo stretchy="true" form="postfix">)</mo>
    </mrow>
    <mo>=</mo>
    <mi>−</mi>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n>10</mn>
</math>
</file>

<file path=Formula-46/content.xml><?xml version="1.0" encoding="utf-8"?>
<math xmlns="http://www.w3.org/1998/Math/MathML" display="inline">
  <mn>5</mn>
</math>
</file>

<file path=Formula-48/content.xml><?xml version="1.0" encoding="utf-8"?>
<math xmlns="http://www.w3.org/1998/Math/MathML" display="inline">
  <mn>0.1</mn>
</math>
</file>

<file path=Formula-50/content.xml><?xml version="1.0" encoding="utf-8"?>
<math xmlns="http://www.w3.org/1998/Math/MathML" display="inline">
  <mn>0</mn>
</math>
</file>

<file path=Formula-52/content.xml><?xml version="1.0" encoding="utf-8"?>
<math xmlns="http://www.w3.org/1998/Math/MathML" display="inline">
  <mrow>
    <mi>−</mi>
    <mn>0.1</mn>
  </mrow>
</math>
</file>

<file path=Formula-54/content.xml><?xml version="1.0" encoding="utf-8"?>
<math xmlns="http://www.w3.org/1998/Math/MathML" display="inline">
  <mrow>
    <mn>10</mn>
    <mo>×</mo>
    <mn>15</mn>
  </mrow>
</math>
</file>

<file path=Formula-56/content.xml><?xml version="1.0" encoding="utf-8"?>
<math xmlns="http://www.w3.org/1998/Math/MathML" display="inline">
  <mrow>
    <mn>8</mn>
    <mo>×</mo>
    <mn>11</mn>
  </mrow>
</math>
</file>

<file path=Formula-58/content.xml><?xml version="1.0" encoding="utf-8"?>
<math xmlns="http://www.w3.org/1998/Math/MathML" display="inline">
  <mrow>
    <mn>10</mn>
    <mo>×</mo>
    <mn>15</mn>
  </mrow>
</math>
</file>

<file path=Formula-6/content.xml><?xml version="1.0" encoding="utf-8"?>
<math xmlns="http://www.w3.org/1998/Math/MathML" display="inline">
  <mrow>
    <mi>x</mi>
    <mi>/</mi>
    <mn>7</mn>
  </mrow>
</math>
</file>

<file path=Formula-60/content.xml><?xml version="1.0" encoding="utf-8"?>
<math xmlns="http://www.w3.org/1998/Math/MathML" display="inline">
  <mrow>
    <mi>$</mi>
    <mn>0.20</mn>
  </mrow>
</math>
</file>

<file path=Formula-62/content.xml><?xml version="1.0" encoding="utf-8"?>
<math xmlns="http://www.w3.org/1998/Math/MathML" display="inline">
  <mrow>
    <mn>8</mn>
    <mo>×</mo>
    <mn>11</mn>
  </mrow>
</math>
</file>

<file path=Formula-64/content.xml><?xml version="1.0" encoding="utf-8"?>
<math xmlns="http://www.w3.org/1998/Math/MathML" display="inline">
  <mrow>
    <mi>$</mi>
    <mn>0.25</mn>
  </mrow>
</math>
</file>

<file path=Formula-66/content.xml><?xml version="1.0" encoding="utf-8"?>
<math xmlns="http://www.w3.org/1998/Math/MathML" display="inline">
  <mrow>
    <mi>$</mi>
    <mn>3</mn>
  </mrow>
</math>
</file>

<file path=Formula-68/content.xml><?xml version="1.0" encoding="utf-8"?>
<math xmlns="http://www.w3.org/1998/Math/MathML" display="inline">
  <mrow>
    <mi>$</mi>
    <mn>5</mn>
  </mrow>
</math>
</file>

<file path=Formula-70/content.xml><?xml version="1.0" encoding="utf-8"?>
<math xmlns="http://www.w3.org/1998/Math/MathML" display="inline">
  <mrow>
    <mn>10</mn>
    <mi>%</mi>
  </mrow>
</math>
</file>

<file path=Formula-72/content.xml><?xml version="1.0" encoding="utf-8"?>
<math xmlns="http://www.w3.org/1998/Math/MathML" display="inline">
  <mn>50</mn>
</math>
</file>

<file path=Formula-74/content.xml><?xml version="1.0" encoding="utf-8"?>
<math xmlns="http://www.w3.org/1998/Math/MathML" display="inline">
  <mrow>
    <mn>10</mn>
    <mi>%</mi>
  </mrow>
</math>
</file>

<file path=Formula-76/content.xml><?xml version="1.0" encoding="utf-8"?>
<math xmlns="http://www.w3.org/1998/Math/MathML" display="inline">
  <mn>50</mn>
</math>
</file>

<file path=Formula-78/content.xml><?xml version="1.0" encoding="utf-8"?>
<math xmlns="http://www.w3.org/1998/Math/MathML" display="inline">
  <mn>0</mn>
</math>
</file>

<file path=Formula-8/content.xml><?xml version="1.0" encoding="utf-8"?>
<math xmlns="http://www.w3.org/1998/Math/MathML" display="inline">
  <mrow>
    <mi>x</mi>
    <mo>÷</mo>
    <mn>7</mn>
  </mrow>
</math>
</file>

<file path=Formula-80/content.xml><?xml version="1.0" encoding="utf-8"?>
<math xmlns="http://www.w3.org/1998/Math/MathML" display="inline">
  <mn>10</mn>
</math>
</file>

<file path=Formula-82/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